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12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3.988cm"/>
    </style:style>
    <style:style style:name="co5" style:family="table-column">
      <style:table-column-properties fo:break-before="auto" style:column-width="3.53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8.223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1.311cm"/>
    </style:style>
    <style:style style:name="co11" style:family="table-column">
      <style:table-column-properties fo:break-before="auto" style:column-width="1.487cm"/>
    </style:style>
    <style:style style:name="co12" style:family="table-column">
      <style:table-column-properties fo:break-before="auto" style:column-width="8.92cm"/>
    </style:style>
    <style:style style:name="co13" style:family="table-column">
      <style:table-column-properties fo:break-before="auto" style:column-width="0.706cm"/>
    </style:style>
    <style:style style:name="co14" style:family="table-column">
      <style:table-column-properties fo:break-before="auto" style:column-width="2.469cm"/>
    </style:style>
    <style:style style:name="co15" style:family="table-column">
      <style:table-column-properties fo:break-before="auto" style:column-width="1.436cm"/>
    </style:style>
    <style:style style:name="co16" style:family="table-column">
      <style:table-column-properties fo:break-before="auto" style:column-width="2.217cm"/>
    </style:style>
    <style:style style:name="co17" style:family="table-column">
      <style:table-column-properties fo:break-before="auto" style:column-width="1.94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6.475cm"/>
    </style:style>
    <style:style style:name="co20" style:family="table-column">
      <style:table-column-properties fo:break-before="auto" style:column-width="2.242cm"/>
    </style:style>
    <style:style style:name="co21" style:family="table-column">
      <style:table-column-properties fo:break-before="auto" style:column-width="1.991cm"/>
    </style:style>
    <style:style style:name="co22" style:family="table-column">
      <style:table-column-properties fo:break-before="auto" style:column-width="1.21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62cm"/>
    </style:style>
    <style:style style:name="co25" style:family="table-column">
      <style:table-column-properties fo:break-before="auto" style:column-width="0.554cm"/>
    </style:style>
    <style:style style:name="ro1" style:family="table-row">
      <style:table-row-properties style:row-height="0.917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344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1.27cm" fo:break-before="auto" style:use-optimal-row-height="fals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0.794cm" fo:break-before="auto" style:use-optimal-row-height="false"/>
    </style:style>
    <style:style style:name="ta1" style:family="table" style:master-page-name="PageStyle_5f_CR_20_SIG">
      <style:table-properties table:display="true" style:writing-mode="lr-tb"/>
    </style:style>
    <style:style style:name="ta2" style:family="table" style:master-page-name="PageStyle_5f_Trésorerie">
      <style:table-properties table:display="true" style:writing-mode="lr-tb"/>
    </style:style>
    <style:style style:name="ta3" style:family="table" style:master-page-name="PageStyle_5f_PF">
      <style:table-properties table:display="true" style:writing-mode="lr-tb"/>
    </style:style>
    <style:style style:name="ta4" style:family="table" style:master-page-name="PageStyle_5f_Emprunt">
      <style:table-properties table:display="true" style:writing-mode="lr-tb"/>
    </style:style>
    <style:style style:name="ta5" style:family="table" style:master-page-name="PageStyle_5f_amortissement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cccccc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padding="0.071cm"/>
    </style:style>
    <style:style style:name="ce2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Normal_20_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Normal_20_2">
      <style:table-cell-properties style:diagonal-bl-tr="none" style:diagonal-tl-br="none" fo:border="0.06pt solid #000000" fo:padding="0.071cm" style:rotation-align="none"/>
    </style:style>
    <style:style style:name="ce27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2">
      <style:table-cell-properties style:glyph-orientation-vertical="0" fo:background-color="#96969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Normal_20_2">
      <style:table-cell-properties fo:padding="0.071cm"/>
    </style:style>
    <style:style style:name="ce34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Normal_20_2">
      <style:table-cell-properties fo:background-color="#c0c0c0" style:diagonal-bl-tr="none" style:diagonal-tl-br="none" fo:border="0.06pt solid #000000" fo:padding="0.071cm" style:rotation-align="none"/>
    </style:style>
    <style:style style:name="ce36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</style:style>
    <style:style style:name="ce37" style:family="table-cell" style:parent-style-name="Normal_20_2">
      <style:table-cell-properties fo:background-color="#969696" style:diagonal-bl-tr="none" style:diagonal-tl-br="none" fo:border="0.06pt solid #000000" fo:padding="0.071cm" style:rotation-align="none"/>
    </style:style>
    <style:style style:name="ce38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9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Milliers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Normal_20_2">
      <style:table-cell-properties style:diagonal-bl-tr="none" style:diagonal-tl-br="none" fo:border="none" fo:padding="0.071cm" style:rotation-align="none"/>
    </style:style>
    <style:style style:name="ce49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Normal_20_2" style:data-style-name="N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</style:style>
    <style:style style:name="ce62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</style:style>
    <style:style style:name="ce63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Excel_5f_BuiltIn_5f_Comma" style:data-style-name="N144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</style:style>
    <style:style style:name="ce68" style:family="table-cell" style:parent-style-name="Default" style:data-style-name="N116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69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Normal_20_2">
      <style:table-cell-properties fo:background-color="#00000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Normal_20_2" style:data-style-name="N114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2" style:data-style-name="N145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Normal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2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Normal_20_2" style:data-style-name="N111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Normal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top" draw:auto-grow-height="false" fo:min-height="1.72cm" fo:min-width="11.451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26cm" svg:stroke-color="#4a7ebb" draw:stroke-linejoin="miter" svg:stroke-linecap="square" draw:fill="none" draw:fill-color="#ffffff" draw:textarea-horizontal-align="justify" draw:textarea-vertical-align="top" draw:auto-grow-height="false" fo:min-height="3.08cm" fo:min-width="4.839cm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top" draw:auto-grow-height="false" fo:min-height="1.712cm" fo:min-width="10.976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R SIG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20"/>
        <table:table-column table:style-name="co6" table:number-columns-repeated="2" table:default-cell-style-name="ce10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-jam</text:p>
          </table:table-cell>
          <table:covered-table-cell table:number-columns-repeated="3"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RODUITS D'EXPLOITATION</text:p>
          </table:table-cell>
          <table:table-cell table:style-name="ce12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Nombre de comptes utilisateur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36000" calcext:value-type="float">
            <text:p>36000</text:p>
          </table:table-cell>
          <table:table-cell table:style-name="ce13" office:value-type="float" office:value="60000" calcext:value-type="float">
            <text:p>6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Nombre de comptes premium</text:p>
          </table:table-cell>
          <table:table-cell table:style-name="ce14" table:formula="of:=[.B4]*0.05" office:value-type="float" office:value="600" calcext:value-type="float">
            <text:p>600</text:p>
          </table:table-cell>
          <table:table-cell table:style-name="ce14" table:formula="of:=[.C4]*0.05" office:value-type="float" office:value="1050" calcext:value-type="float">
            <text:p>1050</text:p>
          </table:table-cell>
          <table:table-cell table:style-name="ce14" table:formula="of:=[.D4]*0.05" office:value-type="float" office:value="1800" calcext:value-type="float">
            <text:p>1800</text:p>
          </table:table-cell>
          <table:table-cell table:style-name="ce14" table:formula="of:=[.E4]*0.05" office:value-type="float" office:value="3000" calcext:value-type="float">
            <text:p>3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CA comptes premium</text:p>
          </table:table-cell>
          <table:table-cell table:style-name="ce14" table:formula="of:=[.B5]*5*12" office:value-type="float" office:value="36000" calcext:value-type="float">
            <text:p>36000</text:p>
          </table:table-cell>
          <table:table-cell table:style-name="ce14" table:formula="of:=[.C5]*5*12" office:value-type="float" office:value="63000" calcext:value-type="float">
            <text:p>63000</text:p>
          </table:table-cell>
          <table:table-cell table:style-name="ce14" table:formula="of:=[.D5]*5*12" office:value-type="float" office:value="108000" calcext:value-type="float">
            <text:p>108000</text:p>
          </table:table-cell>
          <table:table-cell table:style-name="ce14" table:formula="of:=[.E5]*5*12" office:value-type="float" office:value="180000" calcext:value-type="float">
            <text:p>1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evenus publicitaires</text:p>
          </table:table-cell>
          <table:table-cell table:style-name="ce14" table:formula="of:=[.B4]*5" office:value-type="float" office:value="60000" calcext:value-type="float">
            <text:p>60000</text:p>
          </table:table-cell>
          <table:table-cell table:style-name="ce14" table:formula="of:=[.C4]*5" office:value-type="float" office:value="105000" calcext:value-type="float">
            <text:p>105000</text:p>
          </table:table-cell>
          <table:table-cell table:style-name="ce14" table:formula="of:=[.D4]*5" office:value-type="float" office:value="180000" calcext:value-type="float">
            <text:p>180000</text:p>
          </table:table-cell>
          <table:table-cell table:style-name="ce14" table:formula="of:=[.E4]*5" office:value-type="float" office:value="300000" calcext:value-type="float">
            <text:p>30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A</text:p>
          </table:table-cell>
          <table:table-cell table:style-name="ce15" table:formula="of:=[.B7]+[.B6]" office:value-type="float" office:value="96000" calcext:value-type="float">
            <text:p>96000</text:p>
          </table:table-cell>
          <table:table-cell table:style-name="ce15" table:formula="of:=[.C7]+[.C6]" office:value-type="float" office:value="168000" calcext:value-type="float">
            <text:p>168000</text:p>
          </table:table-cell>
          <table:table-cell table:style-name="ce15" table:formula="of:=[.D7]+[.D6]" office:value-type="float" office:value="288000" calcext:value-type="float">
            <text:p>288000</text:p>
          </table:table-cell>
          <table:table-cell table:style-name="ce15" table:formula="of:=[.E7]+[.E6]" office:value-type="float" office:value="480000" calcext:value-type="float">
            <text:p>4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HARGES</text:p>
          </table:table-cell>
          <table:table-cell table:style-name="ce16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6" office:value-type="string" calcext:value-type="string">
            <text:p>Licences logiciels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harges externes</text:p>
          </table:table-cell>
          <table:table-cell table:style-name="ce16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7" office:value-type="string" calcext:value-type="string">
            <text:p>Hébergement serveurs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 office:value-type="float" office:value="21000" calcext:value-type="float">
            <text:p>21000</text:p>
          </table:table-cell>
          <table:table-cell table:style-name="ce17" office:value-type="float" office:value="36000" calcext:value-type="float">
            <text:p>36000</text:p>
          </table:table-cell>
          <table:table-cell table:style-name="ce17" office:value-type="float" office:value="60000" calcext:value-type="float">
            <text:p>6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Frais publicitaires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3" table:style-name="ce14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TOTAL CHARGES EXTERNES</text:p>
          </table:table-cell>
          <table:table-cell table:style-name="ce18" table:formula="of:=[.B10]+[.B12]+[.B13]" office:value-type="float" office:value="22000" calcext:value-type="float">
            <text:p>22000</text:p>
          </table:table-cell>
          <table:table-cell table:style-name="ce18" table:formula="of:=[.C10]+[.C12]+[.C13]" office:value-type="float" office:value="26000" calcext:value-type="float">
            <text:p>26000</text:p>
          </table:table-cell>
          <table:table-cell table:style-name="ce18" table:formula="of:=[.D10]+[.D12]+[.D13]" office:value-type="float" office:value="41000" calcext:value-type="float">
            <text:p>41000</text:p>
          </table:table-cell>
          <table:table-cell table:style-name="ce18" table:formula="of:=[.E10]+[.E12]+[.E13]" office:value-type="float" office:value="65000" calcext:value-type="float">
            <text:p>6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Charges de personnel</text:p>
          </table:table-cell>
          <table:table-cell table:style-name="ce14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Salaires bruts</text:p>
          </table:table-cell>
          <table:table-cell table:style-name="ce14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Informaticiens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esponsable communication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CEO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Charges sociales</text:p>
          </table:table-cell>
          <table:table-cell table:style-name="ce14" table:formula="of:=([.B17]+[.B18]+[.B19])*0.22" office:value-type="float" office:value="29040" calcext:value-type="float">
            <text:p>29040</text:p>
          </table:table-cell>
          <table:table-cell table:style-name="ce14" table:formula="of:=([.C17]+[.C18]+[.C19])*0.22" office:value-type="float" office:value="29040" calcext:value-type="float">
            <text:p>29040</text:p>
          </table:table-cell>
          <table:table-cell table:style-name="ce14" table:formula="of:=([.D17]+[.D18]+[.D19])*0.22" office:value-type="float" office:value="29040" calcext:value-type="float">
            <text:p>29040</text:p>
          </table:table-cell>
          <table:table-cell table:style-name="ce14" table:formula="of:=([.E17]+[.E18]+[.E19])*0.22" office:value-type="float" office:value="29040" calcext:value-type="float">
            <text:p>2904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TOTAL CHARGES DE PERSONNEL</text:p>
          </table:table-cell>
          <table:table-cell table:style-name="ce14" table:formula="of:=[.B20]+[.B18]+[.B17]+[.B19]" office:value-type="float" office:value="161040" calcext:value-type="float">
            <text:p>161040</text:p>
          </table:table-cell>
          <table:table-cell table:style-name="ce14" table:formula="of:=[.C20]+[.C18]+[.C17]+[.C19]" office:value-type="float" office:value="161040" calcext:value-type="float">
            <text:p>161040</text:p>
          </table:table-cell>
          <table:table-cell table:style-name="ce14" table:formula="of:=[.D20]+[.D18]+[.D17]+[.D19]" office:value-type="float" office:value="161040" calcext:value-type="float">
            <text:p>161040</text:p>
          </table:table-cell>
          <table:table-cell table:style-name="ce14" table:formula="of:=[.E20]+[.E18]+[.E17]+[.E19]" office:value-type="float" office:value="161040" calcext:value-type="float">
            <text:p>16104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Impôts et taxes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VALEUR AJOUTÉE</text:p>
          </table:table-cell>
          <table:table-cell table:style-name="ce19" table:formula="of:=[.B8]-[.B14]" office:value-type="float" office:value="74000" calcext:value-type="float">
            <text:p>74000</text:p>
          </table:table-cell>
          <table:table-cell table:style-name="ce19" table:formula="of:=[.C8]-[.C14]" office:value-type="float" office:value="142000" calcext:value-type="float">
            <text:p>142000</text:p>
          </table:table-cell>
          <table:table-cell table:style-name="ce19" table:formula="of:=[.D8]-[.D14]" office:value-type="float" office:value="247000" calcext:value-type="float">
            <text:p>247000</text:p>
          </table:table-cell>
          <table:table-cell table:style-name="ce19" table:formula="of:=[.E8]-[.E14]" office:value-type="float" office:value="415000" calcext:value-type="float">
            <text:p>41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RESULTAT D'EXPLOITATION </text:p>
          </table:table-cell>
          <table:table-cell table:style-name="ce18" table:formula="of:=[.B8]-[.B10]-[.B14]-[.B21]-[.B22]" office:value-type="float" office:value="-87040" calcext:value-type="float">
            <text:p>-87040</text:p>
          </table:table-cell>
          <table:table-cell table:style-name="ce18" table:formula="of:=[.C8]-[.C10]-[.C14]-[.C21]-[.C22]" office:value-type="float" office:value="-19040" calcext:value-type="float">
            <text:p>-19040</text:p>
          </table:table-cell>
          <table:table-cell table:style-name="ce18" table:formula="of:=[.D8]-[.D10]-[.D14]-[.D21]-[.D22]" office:value-type="float" office:value="85960" calcext:value-type="float">
            <text:p>85960</text:p>
          </table:table-cell>
          <table:table-cell table:style-name="ce18" table:formula="of:=[.E8]-[.E10]-[.E14]-[.E21]-[.E22]" office:value-type="float" office:value="253960" calcext:value-type="float">
            <text:p>25396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9 - Impôt sur les bénéfices</text:p>
          </table:table-cell>
          <table:table-cell table:style-name="ce17" table:formula="of:=IF([.B24]&gt;0; [.B24]*0.33; 0)" office:value-type="float" office:value="0" calcext:value-type="float">
            <text:p>0</text:p>
          </table:table-cell>
          <table:table-cell table:style-name="ce17" table:formula="of:=IF([.C24]&gt;0; [.C24]*0.33; 0)" office:value-type="float" office:value="0" calcext:value-type="float">
            <text:p>0</text:p>
          </table:table-cell>
          <table:table-cell table:style-name="ce17" table:formula="of:=IF([.D24]&gt;0; [.D24]*0.33; 0)" office:value-type="float" office:value="28366.8" calcext:value-type="float">
            <text:p>28366,8</text:p>
          </table:table-cell>
          <table:table-cell table:style-name="ce17" table:formula="of:=IF([.E24]&gt;0; [.E24]*0.33; 0)" office:value-type="float" office:value="83806.8" calcext:value-type="float">
            <text:p>83806,8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RÉSULTAT APRÈS IMPOTS SUR LES BÉNÉFICES</text:p>
          </table:table-cell>
          <table:table-cell table:style-name="ce18" table:formula="of:=[.B24]-[.B25]" office:value-type="float" office:value="-87040" calcext:value-type="float">
            <text:p>-87040</text:p>
          </table:table-cell>
          <table:table-cell table:style-name="ce18" table:formula="of:=[.C24]-[.C25]" office:value-type="float" office:value="-19040" calcext:value-type="float">
            <text:p>-19040</text:p>
          </table:table-cell>
          <table:table-cell table:style-name="ce18" table:formula="of:=[.D24]-[.D25]" office:value-type="float" office:value="57593.2" calcext:value-type="float">
            <text:p>57593,2</text:p>
          </table:table-cell>
          <table:table-cell table:style-name="ce18" table:formula="of:=[.E24]-[.E25]" office:value-type="float" office:value="170153.2" calcext:value-type="float">
            <text:p>170153,2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5"/>
          <table:table-cell table:style-name="ce21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ésorerie" table:style-name="ta2">
        <office:forms form:automatic-focus="false" form:apply-design-mode="false"/>
        <table:table-column table:style-name="co8" table:default-cell-style-name="ce33"/>
        <table:table-column table:style-name="co9" table:default-cell-style-name="ce33"/>
        <table:table-column table:style-name="co10" table:number-columns-repeated="8" table:default-cell-style-name="ce33"/>
        <table:table-column table:style-name="co11" table:number-columns-repeated="3" table:default-cell-style-name="ce33"/>
        <table:table-column table:style-name="co6" table:number-columns-repeated="244" table:default-cell-style-name="ce33"/>
        <table:table-column table:style-name="co6" table:number-columns-repeated="767" table:default-cell-style-name="Default"/>
        <table:table-row table:style-name="ro5">
          <table:table-cell table:style-name="ce22" office:value-type="string" calcext:value-type="string" table:number-columns-spanned="13" table:number-rows-spanned="1">
            <text:p>E-jam</text:p>
          </table:table-cell>
          <table:covered-table-cell table:number-columns-repeated="12" table:style-name="ce34"/>
          <table:table-cell table:style-name="ce38" table:number-columns-repeated="1011"/>
        </table:table-row>
        <table:table-row table:style-name="ro3">
          <table:table-cell table:style-name="ce23"/>
          <table:table-cell table:style-name="ce23" office:value-type="string" calcext:value-type="string">
            <text:p>1er mois</text:p>
          </table:table-cell>
          <table:table-cell table:style-name="ce23" office:value-type="string" calcext:value-type="string">
            <text:p>2è mois</text:p>
          </table:table-cell>
          <table:table-cell table:style-name="ce23" office:value-type="string" calcext:value-type="string">
            <text:p>3è mois</text:p>
          </table:table-cell>
          <table:table-cell table:style-name="ce23" office:value-type="string" calcext:value-type="string">
            <text:p>4è mois</text:p>
          </table:table-cell>
          <table:table-cell table:style-name="ce23" office:value-type="string" calcext:value-type="string">
            <text:p>5è mois</text:p>
          </table:table-cell>
          <table:table-cell table:style-name="ce23" office:value-type="string" calcext:value-type="string">
            <text:p>6è mois</text:p>
          </table:table-cell>
          <table:table-cell table:style-name="ce23" office:value-type="string" calcext:value-type="string">
            <text:p>7è mois</text:p>
          </table:table-cell>
          <table:table-cell table:style-name="ce23" office:value-type="string" calcext:value-type="string">
            <text:p>8è mois</text:p>
          </table:table-cell>
          <table:table-cell table:style-name="ce23" office:value-type="string" calcext:value-type="string">
            <text:p>9è mois</text:p>
          </table:table-cell>
          <table:table-cell table:style-name="ce23" office:value-type="string" calcext:value-type="string">
            <text:p>10è mois</text:p>
          </table:table-cell>
          <table:table-cell table:style-name="ce23" office:value-type="string" calcext:value-type="string">
            <text:p>11è mois</text:p>
          </table:table-cell>
          <table:table-cell table:style-name="ce23" office:value-type="string" calcext:value-type="string">
            <text:p>12è mois</text:p>
          </table:table-cell>
          <table:table-cell table:style-name="ce23" office:value-type="string" calcext:value-type="string">
            <text:p>13e mois</text:p>
          </table:table-cell>
          <table:table-cell table:style-name="ce23" office:value-type="string" calcext:value-type="string">
            <text:p>14e mois</text:p>
          </table:table-cell>
          <table:table-cell table:style-name="ce23" office:value-type="string" calcext:value-type="string">
            <text:p>15e mois</text:p>
          </table:table-cell>
          <table:table-cell table:style-name="ce23" office:value-type="string" calcext:value-type="string">
            <text:p>16e mois</text:p>
          </table:table-cell>
          <table:table-cell table:style-name="ce23" office:value-type="string" calcext:value-type="string">
            <text:p>17e mois</text:p>
          </table:table-cell>
          <table:table-cell table:style-name="ce23" office:value-type="string" calcext:value-type="string">
            <text:p>18e mois</text:p>
          </table:table-cell>
          <table:table-cell table:style-name="ce23" office:value-type="string" calcext:value-type="string">
            <text:p>19e mois</text:p>
          </table:table-cell>
          <table:table-cell table:style-name="ce23" office:value-type="string" calcext:value-type="string">
            <text:p>20e mois</text:p>
          </table:table-cell>
          <table:table-cell table:style-name="ce23" office:value-type="string" calcext:value-type="string">
            <text:p>21e mois</text:p>
          </table:table-cell>
          <table:table-cell table:style-name="ce23" office:value-type="string" calcext:value-type="string">
            <text:p>22e mois</text:p>
          </table:table-cell>
          <table:table-cell table:style-name="ce23" office:value-type="string" calcext:value-type="string">
            <text:p>23e mois</text:p>
          </table:table-cell>
          <table:table-cell table:style-name="ce23" office:value-type="string" calcext:value-type="string">
            <text:p>24e mois</text:p>
          </table:table-cell>
          <table:table-cell table:style-name="ce23" office:value-type="string" calcext:value-type="string">
            <text:p>25e mois</text:p>
          </table:table-cell>
          <table:table-cell table:style-name="ce23" office:value-type="string" calcext:value-type="string">
            <text:p>26e mois</text:p>
          </table:table-cell>
          <table:table-cell table:style-name="ce23" office:value-type="string" calcext:value-type="string">
            <text:p>27e mois</text:p>
          </table:table-cell>
          <table:table-cell table:style-name="ce23" office:value-type="string" calcext:value-type="string">
            <text:p>28e mois</text:p>
          </table:table-cell>
          <table:table-cell table:style-name="ce23" office:value-type="string" calcext:value-type="string">
            <text:p>29e mois</text:p>
          </table:table-cell>
          <table:table-cell table:style-name="ce23" office:value-type="string" calcext:value-type="string">
            <text:p>30e mois</text:p>
          </table:table-cell>
          <table:table-cell table:style-name="ce23" office:value-type="string" calcext:value-type="string">
            <text:p>31e mois</text:p>
          </table:table-cell>
          <table:table-cell table:style-name="ce23" office:value-type="string" calcext:value-type="string">
            <text:p>32e mois</text:p>
          </table:table-cell>
          <table:table-cell table:style-name="ce23" office:value-type="string" calcext:value-type="string">
            <text:p>33e mois</text:p>
          </table:table-cell>
          <table:table-cell table:style-name="ce23" office:value-type="string" calcext:value-type="string">
            <text:p>34e mois</text:p>
          </table:table-cell>
          <table:table-cell table:style-name="ce23" office:value-type="string" calcext:value-type="string">
            <text:p>35e mois</text:p>
          </table:table-cell>
          <table:table-cell table:style-name="ce23" office:value-type="string" calcext:value-type="string">
            <text:p>36e mois</text:p>
          </table:table-cell>
          <table:table-cell table:style-name="ce39" table:number-columns-repeated="987"/>
        </table:table-row>
        <table:table-row table:style-name="ro2">
          <table:table-cell table:style-name="ce24"/>
          <table:table-cell table:style-name="ce26" table:number-columns-repeated="36"/>
          <table:table-cell table:number-columns-repeated="987"/>
        </table:table-row>
        <table:table-row table:style-name="ro6">
          <table:table-cell table:style-name="ce25" office:value-type="string" calcext:value-type="string">
            <text:p>SOLDE EN DEBUT DE MOIS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B35]" office:value-type="float" office:value="142576" calcext:value-type="float">
            <text:p>142576</text:p>
          </table:table-cell>
          <table:table-cell table:style-name="ce35" table:formula="of:=[.C35]" office:value-type="float" office:value="138152" calcext:value-type="float">
            <text:p>138152</text:p>
          </table:table-cell>
          <table:table-cell table:style-name="ce35" table:formula="of:=[.D35]" office:value-type="float" office:value="133728" calcext:value-type="float">
            <text:p>133728</text:p>
          </table:table-cell>
          <table:table-cell table:style-name="ce35" table:formula="of:=[.E35]" office:value-type="float" office:value="129304" calcext:value-type="float">
            <text:p>129304</text:p>
          </table:table-cell>
          <table:table-cell table:style-name="ce35" table:formula="of:=[.F35]" office:value-type="float" office:value="124880" calcext:value-type="float">
            <text:p>124880</text:p>
          </table:table-cell>
          <table:table-cell table:style-name="ce35" table:formula="of:=[.G35]" office:value-type="float" office:value="120456" calcext:value-type="float">
            <text:p>120456</text:p>
          </table:table-cell>
          <table:table-cell table:style-name="ce35" table:formula="of:=[.H35]" office:value-type="float" office:value="116032" calcext:value-type="float">
            <text:p>116032</text:p>
          </table:table-cell>
          <table:table-cell table:style-name="ce35" table:formula="of:=[.I35]" office:value-type="float" office:value="111608" calcext:value-type="float">
            <text:p>111608</text:p>
          </table:table-cell>
          <table:table-cell table:style-name="ce35" table:formula="of:=[.J35]" office:value-type="float" office:value="107184" calcext:value-type="float">
            <text:p>107184</text:p>
          </table:table-cell>
          <table:table-cell table:style-name="ce35" table:formula="of:=[.K35]" office:value-type="float" office:value="102760" calcext:value-type="float">
            <text:p>102760</text:p>
          </table:table-cell>
          <table:table-cell table:style-name="ce35" table:formula="of:=[.L35]" office:value-type="float" office:value="98336" calcext:value-type="float">
            <text:p>98336</text:p>
          </table:table-cell>
          <table:table-cell table:style-name="ce35" table:formula="of:=[.M35]" office:value-type="float" office:value="93912" calcext:value-type="float">
            <text:p>93912</text:p>
          </table:table-cell>
          <table:table-cell table:style-name="ce35" table:formula="of:=[.N35]" office:value-type="float" office:value="96730.5833333333" calcext:value-type="float">
            <text:p>96730,5833333333</text:p>
          </table:table-cell>
          <table:table-cell table:style-name="ce35" table:formula="of:=[.O35]" office:value-type="float" office:value="99549.1666666667" calcext:value-type="float">
            <text:p>99549,1666666667</text:p>
          </table:table-cell>
          <table:table-cell table:style-name="ce35" table:formula="of:=[.P35]" office:value-type="float" office:value="102367.75" calcext:value-type="float">
            <text:p>102367,75</text:p>
          </table:table-cell>
          <table:table-cell table:style-name="ce35" table:formula="of:=[.Q35]" office:value-type="float" office:value="105186.333333333" calcext:value-type="float">
            <text:p>105186,333333333</text:p>
          </table:table-cell>
          <table:table-cell table:style-name="ce35" table:formula="of:=[.R35]" office:value-type="float" office:value="108004.916666667" calcext:value-type="float">
            <text:p>108004,916666667</text:p>
          </table:table-cell>
          <table:table-cell table:style-name="ce35" table:formula="of:=[.S35]" office:value-type="float" office:value="110823.5" calcext:value-type="float">
            <text:p>110823,5</text:p>
          </table:table-cell>
          <table:table-cell table:style-name="ce35" table:formula="of:=[.T35]" office:value-type="float" office:value="113642.083333333" calcext:value-type="float">
            <text:p>113642,083333333</text:p>
          </table:table-cell>
          <table:table-cell table:style-name="ce35" table:formula="of:=[.U35]" office:value-type="float" office:value="116460.666666667" calcext:value-type="float">
            <text:p>116460,666666667</text:p>
          </table:table-cell>
          <table:table-cell table:style-name="ce35" table:formula="of:=[.V35]" office:value-type="float" office:value="119279.25" calcext:value-type="float">
            <text:p>119279,25</text:p>
          </table:table-cell>
          <table:table-cell table:style-name="ce35" table:formula="of:=[.W35]" office:value-type="float" office:value="122097.833333333" calcext:value-type="float">
            <text:p>122097,833333333</text:p>
          </table:table-cell>
          <table:table-cell table:style-name="ce35" table:formula="of:=[.X35]" office:value-type="float" office:value="124916.416666667" calcext:value-type="float">
            <text:p>124916,416666667</text:p>
          </table:table-cell>
          <table:table-cell table:style-name="ce35" table:formula="of:=[.Y35]" office:value-type="float" office:value="127735" calcext:value-type="float">
            <text:p>127735</text:p>
          </table:table-cell>
          <table:table-cell table:style-name="ce35" table:formula="of:=[.Z35]" office:value-type="float" office:value="140603.583333333" calcext:value-type="float">
            <text:p>140603,583333333</text:p>
          </table:table-cell>
          <table:table-cell table:style-name="ce35" table:formula="of:=[.AA35]" office:value-type="float" office:value="153472.166666667" calcext:value-type="float">
            <text:p>153472,166666667</text:p>
          </table:table-cell>
          <table:table-cell table:style-name="ce35" table:formula="of:=[.AB35]" office:value-type="float" office:value="166340.75" calcext:value-type="float">
            <text:p>166340,75</text:p>
          </table:table-cell>
          <table:table-cell table:style-name="ce35" table:formula="of:=[.AC35]" office:value-type="float" office:value="179209.333333333" calcext:value-type="float">
            <text:p>179209,333333333</text:p>
          </table:table-cell>
          <table:table-cell table:style-name="ce35" table:formula="of:=[.AD35]" office:value-type="float" office:value="192077.916666667" calcext:value-type="float">
            <text:p>192077,916666667</text:p>
          </table:table-cell>
          <table:table-cell table:style-name="ce35" table:formula="of:=[.AE35]" office:value-type="float" office:value="204946.5" calcext:value-type="float">
            <text:p>204946,5</text:p>
          </table:table-cell>
          <table:table-cell table:style-name="ce35" table:formula="of:=[.AF35]" office:value-type="float" office:value="217815.083333333" calcext:value-type="float">
            <text:p>217815,083333333</text:p>
          </table:table-cell>
          <table:table-cell table:style-name="ce35" table:formula="of:=[.AG35]" office:value-type="float" office:value="230683.666666667" calcext:value-type="float">
            <text:p>230683,666666667</text:p>
          </table:table-cell>
          <table:table-cell table:style-name="ce35" table:formula="of:=[.AH35]" office:value-type="float" office:value="243552.25" calcext:value-type="float">
            <text:p>243552,25</text:p>
          </table:table-cell>
          <table:table-cell table:style-name="ce35" table:formula="of:=[.AI35]" office:value-type="float" office:value="256420.833333333" calcext:value-type="float">
            <text:p>256420,833333333</text:p>
          </table:table-cell>
          <table:table-cell table:style-name="ce35" table:formula="of:=[.AJ35]" office:value-type="float" office:value="269289.416666667" calcext:value-type="float">
            <text:p>269289,416666667</text:p>
          </table:table-cell>
          <table:table-cell table:number-columns-repeated="987"/>
        </table:table-row>
        <table:table-row table:style-name="ro2">
          <table:table-cell table:style-name="ce26" table:number-columns-repeated="37"/>
          <table:table-cell table:number-columns-repeated="987"/>
        </table:table-row>
        <table:table-row table:style-name="ro6">
          <table:table-cell table:style-name="ce27" office:value-type="string" calcext:value-type="string">
            <text:p>ENCAISSEMENTS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D'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9"/>Chiffre d'affaires encaissé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9"/>………..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Hors 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8"/>Apport en capital</text:p>
          </table:table-cell>
          <table:table-cell table:style-name="ce36" office:value-type="float" office:value="25000" calcext:value-type="float">
            <text:p>25000</text:p>
          </table:table-cell>
          <table:table-cell table:style-name="ce36" table:number-columns-repeated="35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8"/>Apports en comptes courants d'associés</text:p>
          </table:table-cell>
          <table:table-cell table:style-name="ce36" office:value-type="float" office:value="61000" calcext:value-type="float">
            <text:p>61000</text:p>
          </table:table-cell>
          <table:table-cell table:style-name="ce3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Emprunts à moyen et long term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Subvention (?)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……….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31" office:value-type="string" calcext:value-type="string">
            <text:p>TOTAL ENCAISSEMENTS</text:p>
          </table:table-cell>
          <table:table-cell table:style-name="ce37" table:formula="of:=[.B8]+[.B11]+[.B12]+[.B13]+[.B12]" office:value-type="float" office:value="150750" calcext:value-type="float">
            <text:p>150750</text:p>
          </table:table-cell>
          <table:table-cell table:style-name="ce37" table:formula="of:=[.C8]+[.C11]+[.C12]+[.C13]+[.C12]" office:value-type="float" office:value="3750" calcext:value-type="float">
            <text:p>3750</text:p>
          </table:table-cell>
          <table:table-cell table:style-name="ce37" table:formula="of:=[.D8]+[.D11]+[.D12]+[.D13]+[.D12]" office:value-type="float" office:value="3750" calcext:value-type="float">
            <text:p>3750</text:p>
          </table:table-cell>
          <table:table-cell table:style-name="ce37" table:formula="of:=[.E8]+[.E11]+[.E12]+[.E13]+[.E12]" office:value-type="float" office:value="3750" calcext:value-type="float">
            <text:p>3750</text:p>
          </table:table-cell>
          <table:table-cell table:style-name="ce37" table:formula="of:=[.F8]+[.F11]+[.F12]+[.F13]+[.F12]" office:value-type="float" office:value="3750" calcext:value-type="float">
            <text:p>3750</text:p>
          </table:table-cell>
          <table:table-cell table:style-name="ce37" table:formula="of:=[.G8]+[.G11]+[.G12]+[.G13]+[.G12]" office:value-type="float" office:value="3750" calcext:value-type="float">
            <text:p>3750</text:p>
          </table:table-cell>
          <table:table-cell table:style-name="ce37" table:formula="of:=[.H8]+[.H11]+[.H12]+[.H13]+[.H12]" office:value-type="float" office:value="3750" calcext:value-type="float">
            <text:p>3750</text:p>
          </table:table-cell>
          <table:table-cell table:style-name="ce37" table:formula="of:=[.I8]+[.I11]+[.I12]+[.I13]+[.I12]" office:value-type="float" office:value="3750" calcext:value-type="float">
            <text:p>3750</text:p>
          </table:table-cell>
          <table:table-cell table:style-name="ce37" table:formula="of:=[.J8]+[.J11]+[.J12]+[.J13]+[.J12]" office:value-type="float" office:value="3750" calcext:value-type="float">
            <text:p>3750</text:p>
          </table:table-cell>
          <table:table-cell table:style-name="ce37" table:formula="of:=[.K8]+[.K11]+[.K12]+[.K13]+[.K12]" office:value-type="float" office:value="3750" calcext:value-type="float">
            <text:p>3750</text:p>
          </table:table-cell>
          <table:table-cell table:style-name="ce37" table:formula="of:=[.L8]+[.L11]+[.L12]+[.L13]+[.L12]" office:value-type="float" office:value="3750" calcext:value-type="float">
            <text:p>3750</text:p>
          </table:table-cell>
          <table:table-cell table:style-name="ce37" table:formula="of:=[.M8]+[.M11]+[.M12]+[.M13]+[.M12]" office:value-type="float" office:value="3750" calcext:value-type="float">
            <text:p>3750</text:p>
          </table:table-cell>
          <table:table-cell table:style-name="ce37" table:formula="of:=[.N8]+[.N11]+[.N12]+[.N13]+[.N12]" office:value-type="float" office:value="14166.6666666667" calcext:value-type="float">
            <text:p>14166,6666666667</text:p>
          </table:table-cell>
          <table:table-cell table:style-name="ce37" table:formula="of:=[.O8]+[.O11]+[.O12]+[.O13]+[.O12]" office:value-type="float" office:value="14166.6666666667" calcext:value-type="float">
            <text:p>14166,6666666667</text:p>
          </table:table-cell>
          <table:table-cell table:style-name="ce37" table:formula="of:=[.P8]+[.P11]+[.P12]+[.P13]+[.P12]" office:value-type="float" office:value="14166.6666666667" calcext:value-type="float">
            <text:p>14166,6666666667</text:p>
          </table:table-cell>
          <table:table-cell table:style-name="ce37" table:formula="of:=[.Q8]+[.Q11]+[.Q12]+[.Q13]+[.Q12]" office:value-type="float" office:value="14166.6666666667" calcext:value-type="float">
            <text:p>14166,6666666667</text:p>
          </table:table-cell>
          <table:table-cell table:style-name="ce37" table:formula="of:=[.R8]+[.R11]+[.R12]+[.R13]+[.R12]" office:value-type="float" office:value="14166.6666666667" calcext:value-type="float">
            <text:p>14166,6666666667</text:p>
          </table:table-cell>
          <table:table-cell table:style-name="ce37" table:formula="of:=[.S8]+[.S11]+[.S12]+[.S13]+[.S12]" office:value-type="float" office:value="14166.6666666667" calcext:value-type="float">
            <text:p>14166,6666666667</text:p>
          </table:table-cell>
          <table:table-cell table:style-name="ce37" table:formula="of:=[.T8]+[.T11]+[.T12]+[.T13]+[.T12]" office:value-type="float" office:value="14166.6666666667" calcext:value-type="float">
            <text:p>14166,6666666667</text:p>
          </table:table-cell>
          <table:table-cell table:style-name="ce37" table:formula="of:=[.U8]+[.U11]+[.U12]+[.U13]+[.U12]" office:value-type="float" office:value="14166.6666666667" calcext:value-type="float">
            <text:p>14166,6666666667</text:p>
          </table:table-cell>
          <table:table-cell table:style-name="ce37" table:formula="of:=[.V8]+[.V11]+[.V12]+[.V13]+[.V12]" office:value-type="float" office:value="14166.6666666667" calcext:value-type="float">
            <text:p>14166,6666666667</text:p>
          </table:table-cell>
          <table:table-cell table:style-name="ce37" table:formula="of:=[.W8]+[.W11]+[.W12]+[.W13]+[.W12]" office:value-type="float" office:value="14166.6666666667" calcext:value-type="float">
            <text:p>14166,6666666667</text:p>
          </table:table-cell>
          <table:table-cell table:style-name="ce37" table:formula="of:=[.X8]+[.X11]+[.X12]+[.X13]+[.X12]" office:value-type="float" office:value="14166.6666666667" calcext:value-type="float">
            <text:p>14166,6666666667</text:p>
          </table:table-cell>
          <table:table-cell table:style-name="ce37" table:formula="of:=[.Y8]+[.Y11]+[.Y12]+[.Y13]+[.Y12]" office:value-type="float" office:value="14166.6666666667" calcext:value-type="float">
            <text:p>14166,6666666667</text:p>
          </table:table-cell>
          <table:table-cell table:style-name="ce37" table:formula="of:=[.Z8]+[.Z11]+[.Z12]+[.Z13]+[.Z12]" office:value-type="float" office:value="29166.6666666667" calcext:value-type="float">
            <text:p>29166,6666666667</text:p>
          </table:table-cell>
          <table:table-cell table:style-name="ce37" table:formula="of:=[.AA8]+[.AA11]+[.AA12]+[.AA13]+[.AA12]" office:value-type="float" office:value="29166.6666666667" calcext:value-type="float">
            <text:p>29166,6666666667</text:p>
          </table:table-cell>
          <table:table-cell table:style-name="ce37" table:formula="of:=[.AB8]+[.AB11]+[.AB12]+[.AB13]+[.AB12]" office:value-type="float" office:value="29166.6666666667" calcext:value-type="float">
            <text:p>29166,6666666667</text:p>
          </table:table-cell>
          <table:table-cell table:style-name="ce37" table:formula="of:=[.AC8]+[.AC11]+[.AC12]+[.AC13]+[.AC12]" office:value-type="float" office:value="29166.6666666667" calcext:value-type="float">
            <text:p>29166,6666666667</text:p>
          </table:table-cell>
          <table:table-cell table:style-name="ce37" table:formula="of:=[.AD8]+[.AD11]+[.AD12]+[.AD13]+[.AD12]" office:value-type="float" office:value="29166.6666666667" calcext:value-type="float">
            <text:p>29166,6666666667</text:p>
          </table:table-cell>
          <table:table-cell table:style-name="ce37" table:formula="of:=[.AE8]+[.AE11]+[.AE12]+[.AE13]+[.AE12]" office:value-type="float" office:value="29166.6666666667" calcext:value-type="float">
            <text:p>29166,6666666667</text:p>
          </table:table-cell>
          <table:table-cell table:style-name="ce37" table:formula="of:=[.AF8]+[.AF11]+[.AF12]+[.AF13]+[.AF12]" office:value-type="float" office:value="29166.6666666667" calcext:value-type="float">
            <text:p>29166,6666666667</text:p>
          </table:table-cell>
          <table:table-cell table:style-name="ce37" table:formula="of:=[.AG8]+[.AG11]+[.AG12]+[.AG13]+[.AG12]" office:value-type="float" office:value="29166.6666666667" calcext:value-type="float">
            <text:p>29166,6666666667</text:p>
          </table:table-cell>
          <table:table-cell table:style-name="ce37" table:formula="of:=[.AH8]+[.AH11]+[.AH12]+[.AH13]+[.AH12]" office:value-type="float" office:value="29166.6666666667" calcext:value-type="float">
            <text:p>29166,6666666667</text:p>
          </table:table-cell>
          <table:table-cell table:style-name="ce37" table:formula="of:=[.AI8]+[.AI11]+[.AI12]+[.AI13]+[.AI12]" office:value-type="float" office:value="29166.6666666667" calcext:value-type="float">
            <text:p>29166,6666666667</text:p>
          </table:table-cell>
          <table:table-cell table:style-name="ce37" table:formula="of:=[.AJ8]+[.AJ11]+[.AJ12]+[.AJ13]+[.AJ12]" office:value-type="float" office:value="29166.6666666667" calcext:value-type="float">
            <text:p>29166,6666666667</text:p>
          </table:table-cell>
          <table:table-cell table:style-name="ce37" table:formula="of:=[.AK8]+[.AK11]+[.AK12]+[.AK13]+[.AK12]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6">
          <table:table-cell table:style-name="ce27" office:value-type="string" calcext:value-type="string">
            <text:p>DECAISSEMENTS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D'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Paiement des achats et sous-traitance</text:p>
          </table:table-cell>
          <table:table-cell table:number-columns-repeated="12" table:style-name="ce26" office:value-type="float" office:value="0" calcext:value-type="float">
            <text:p>0</text:p>
          </table:table-cell>
          <table:table-cell table:style-name="ce26" table:number-columns-repeated="24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Loy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Assuranc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Fournitures, eau, énergie…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Autres charges extern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Salaires bruts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Charges sociales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[.N24]*0.22" office:value-type="float" office:value="1862.66666666667" calcext:value-type="float">
            <text:p>1862,6666666667</text:p>
          </table:table-cell>
          <table:table-cell table:style-name="ce26" table:formula="of:=[.O24]*0.22" office:value-type="float" office:value="1862.66666666667" calcext:value-type="float">
            <text:p>1862,6666666667</text:p>
          </table:table-cell>
          <table:table-cell table:style-name="ce26" table:formula="of:=[.P24]*0.22" office:value-type="float" office:value="1862.66666666667" calcext:value-type="float">
            <text:p>1862,6666666667</text:p>
          </table:table-cell>
          <table:table-cell table:style-name="ce26" table:formula="of:=[.Q24]*0.22" office:value-type="float" office:value="1862.66666666667" calcext:value-type="float">
            <text:p>1862,6666666667</text:p>
          </table:table-cell>
          <table:table-cell table:style-name="ce26" table:formula="of:=[.R24]*0.22" office:value-type="float" office:value="1862.66666666667" calcext:value-type="float">
            <text:p>1862,6666666667</text:p>
          </table:table-cell>
          <table:table-cell table:style-name="ce26" table:formula="of:=[.S24]*0.22" office:value-type="float" office:value="1862.66666666667" calcext:value-type="float">
            <text:p>1862,6666666667</text:p>
          </table:table-cell>
          <table:table-cell table:style-name="ce26" table:formula="of:=[.T24]*0.22" office:value-type="float" office:value="1862.66666666667" calcext:value-type="float">
            <text:p>1862,6666666667</text:p>
          </table:table-cell>
          <table:table-cell table:style-name="ce26" table:formula="of:=[.U24]*0.22" office:value-type="float" office:value="1862.66666666667" calcext:value-type="float">
            <text:p>1862,6666666667</text:p>
          </table:table-cell>
          <table:table-cell table:style-name="ce26" table:formula="of:=[.V24]*0.22" office:value-type="float" office:value="1862.66666666667" calcext:value-type="float">
            <text:p>1862,6666666667</text:p>
          </table:table-cell>
          <table:table-cell table:style-name="ce26" table:formula="of:=[.W24]*0.22" office:value-type="float" office:value="1862.66666666667" calcext:value-type="float">
            <text:p>1862,6666666667</text:p>
          </table:table-cell>
          <table:table-cell table:style-name="ce26" table:formula="of:=[.X24]*0.22" office:value-type="float" office:value="1862.66666666667" calcext:value-type="float">
            <text:p>1862,6666666667</text:p>
          </table:table-cell>
          <table:table-cell table:style-name="ce26" table:formula="of:=[.Y24]*0.22" office:value-type="float" office:value="1862.66666666667" calcext:value-type="float">
            <text:p>1862,6666666667</text:p>
          </table:table-cell>
          <table:table-cell table:style-name="ce26" table:formula="of:=[.Z24]*0.22" office:value-type="float" office:value="1862.66666666667" calcext:value-type="float">
            <text:p>1862,6666666667</text:p>
          </table:table-cell>
          <table:table-cell table:style-name="ce26" table:formula="of:=[.AA24]*0.22" office:value-type="float" office:value="1862.66666666667" calcext:value-type="float">
            <text:p>1862,6666666667</text:p>
          </table:table-cell>
          <table:table-cell table:style-name="ce26" table:formula="of:=[.AB24]*0.22" office:value-type="float" office:value="1862.66666666667" calcext:value-type="float">
            <text:p>1862,6666666667</text:p>
          </table:table-cell>
          <table:table-cell table:style-name="ce26" table:formula="of:=[.AC24]*0.22" office:value-type="float" office:value="1862.66666666667" calcext:value-type="float">
            <text:p>1862,6666666667</text:p>
          </table:table-cell>
          <table:table-cell table:style-name="ce26" table:formula="of:=[.AD24]*0.22" office:value-type="float" office:value="1862.66666666667" calcext:value-type="float">
            <text:p>1862,6666666667</text:p>
          </table:table-cell>
          <table:table-cell table:style-name="ce26" table:formula="of:=[.AE24]*0.22" office:value-type="float" office:value="1862.66666666667" calcext:value-type="float">
            <text:p>1862,6666666667</text:p>
          </table:table-cell>
          <table:table-cell table:style-name="ce26" table:formula="of:=[.AF24]*0.22" office:value-type="float" office:value="1862.66666666667" calcext:value-type="float">
            <text:p>1862,6666666667</text:p>
          </table:table-cell>
          <table:table-cell table:style-name="ce26" table:formula="of:=[.AG24]*0.22" office:value-type="float" office:value="1862.66666666667" calcext:value-type="float">
            <text:p>1862,6666666667</text:p>
          </table:table-cell>
          <table:table-cell table:style-name="ce26" table:formula="of:=[.AH24]*0.22" office:value-type="float" office:value="1862.66666666667" calcext:value-type="float">
            <text:p>1862,6666666667</text:p>
          </table:table-cell>
          <table:table-cell table:style-name="ce26" table:formula="of:=[.AI24]*0.22" office:value-type="float" office:value="1862.66666666667" calcext:value-type="float">
            <text:p>1862,6666666667</text:p>
          </table:table-cell>
          <table:table-cell table:style-name="ce26" table:formula="of:=[.AJ24]*0.22" office:value-type="float" office:value="1862.66666666667" calcext:value-type="float">
            <text:p>1862,6666666667</text:p>
          </table:table-cell>
          <table:table-cell table:style-name="ce26" table:formula="of:=[.AK24]*0.22" office:value-type="float" office:value="1862.66666666667" calcext:value-type="float">
            <text:p>1862,6666666667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pôts, taxes et versements assimilé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pôts sur les bénéfices</text:p>
          </table:table-cell>
          <table:table-cell table:number-columns-repeated="12" table:style-name="ce26" office:value-type="float" office:value="0" calcext:value-type="float">
            <text:p>0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Charges financièr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26" office:value-type="string" calcext:value-type="string">
            <text:p><text:s text:c="8"/>……...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Hors 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mobilisation (investissements)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Remboursement d'emprunts </text:p>
          </table:table-cell>
          <table:table-cell table:number-columns-repeated="36" table:style-name="ce2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ce31" office:value-type="string" calcext:value-type="string">
            <text:p>TOTAL DECAISSEMENTS</text:p>
          </table:table-cell>
          <table:table-cell table:style-name="ce37" table:formula="of:=SUM([.B19:.B32])" office:value-type="float" office:value="8174" calcext:value-type="float">
            <text:p>8174</text:p>
          </table:table-cell>
          <table:table-cell table:style-name="ce37" table:formula="of:=SUM([.C19:.C32])" office:value-type="float" office:value="8174" calcext:value-type="float">
            <text:p>8174</text:p>
          </table:table-cell>
          <table:table-cell table:style-name="ce37" table:formula="of:=SUM([.D19:.D32])" office:value-type="float" office:value="8174" calcext:value-type="float">
            <text:p>8174</text:p>
          </table:table-cell>
          <table:table-cell table:style-name="ce37" table:formula="of:=SUM([.E19:.E32])" office:value-type="float" office:value="8174" calcext:value-type="float">
            <text:p>8174</text:p>
          </table:table-cell>
          <table:table-cell table:style-name="ce37" table:formula="of:=SUM([.F19:.F32])" office:value-type="float" office:value="8174" calcext:value-type="float">
            <text:p>8174</text:p>
          </table:table-cell>
          <table:table-cell table:style-name="ce37" table:formula="of:=SUM([.G19:.G32])" office:value-type="float" office:value="8174" calcext:value-type="float">
            <text:p>8174</text:p>
          </table:table-cell>
          <table:table-cell table:style-name="ce37" table:formula="of:=SUM([.H19:.H32])" office:value-type="float" office:value="8174" calcext:value-type="float">
            <text:p>8174</text:p>
          </table:table-cell>
          <table:table-cell table:style-name="ce37" table:formula="of:=SUM([.I19:.I32])" office:value-type="float" office:value="8174" calcext:value-type="float">
            <text:p>8174</text:p>
          </table:table-cell>
          <table:table-cell table:style-name="ce37" table:formula="of:=SUM([.J19:.J32])" office:value-type="float" office:value="8174" calcext:value-type="float">
            <text:p>8174</text:p>
          </table:table-cell>
          <table:table-cell table:style-name="ce37" table:formula="of:=SUM([.K19:.K32])" office:value-type="float" office:value="8174" calcext:value-type="float">
            <text:p>8174</text:p>
          </table:table-cell>
          <table:table-cell table:style-name="ce37" table:formula="of:=SUM([.L19:.L32])" office:value-type="float" office:value="8174" calcext:value-type="float">
            <text:p>8174</text:p>
          </table:table-cell>
          <table:table-cell table:style-name="ce37" table:formula="of:=SUM([.M19:.M32])" office:value-type="float" office:value="8174" calcext:value-type="float">
            <text:p>8174</text:p>
          </table:table-cell>
          <table:table-cell table:style-name="ce37" table:formula="of:=SUM([.N19:.N32])" office:value-type="float" office:value="11348.0833333333" calcext:value-type="float">
            <text:p>11348,0833333333</text:p>
          </table:table-cell>
          <table:table-cell table:style-name="ce37" table:formula="of:=SUM([.O19:.O32])" office:value-type="float" office:value="11348.0833333333" calcext:value-type="float">
            <text:p>11348,0833333333</text:p>
          </table:table-cell>
          <table:table-cell table:style-name="ce37" table:formula="of:=SUM([.P19:.P32])" office:value-type="float" office:value="11348.0833333333" calcext:value-type="float">
            <text:p>11348,0833333333</text:p>
          </table:table-cell>
          <table:table-cell table:style-name="ce37" table:formula="of:=SUM([.Q19:.Q32])" office:value-type="float" office:value="11348.0833333333" calcext:value-type="float">
            <text:p>11348,0833333333</text:p>
          </table:table-cell>
          <table:table-cell table:style-name="ce37" table:formula="of:=SUM([.R19:.R32])" office:value-type="float" office:value="11348.0833333333" calcext:value-type="float">
            <text:p>11348,0833333333</text:p>
          </table:table-cell>
          <table:table-cell table:style-name="ce37" table:formula="of:=SUM([.S19:.S32])" office:value-type="float" office:value="11348.0833333333" calcext:value-type="float">
            <text:p>11348,0833333333</text:p>
          </table:table-cell>
          <table:table-cell table:style-name="ce37" table:formula="of:=SUM([.T19:.T32])" office:value-type="float" office:value="11348.0833333333" calcext:value-type="float">
            <text:p>11348,0833333333</text:p>
          </table:table-cell>
          <table:table-cell table:style-name="ce37" table:formula="of:=SUM([.U19:.U32])" office:value-type="float" office:value="11348.0833333333" calcext:value-type="float">
            <text:p>11348,0833333333</text:p>
          </table:table-cell>
          <table:table-cell table:style-name="ce37" table:formula="of:=SUM([.V19:.V32])" office:value-type="float" office:value="11348.0833333333" calcext:value-type="float">
            <text:p>11348,0833333333</text:p>
          </table:table-cell>
          <table:table-cell table:style-name="ce37" table:formula="of:=SUM([.W19:.W32])" office:value-type="float" office:value="11348.0833333333" calcext:value-type="float">
            <text:p>11348,0833333333</text:p>
          </table:table-cell>
          <table:table-cell table:style-name="ce37" table:formula="of:=SUM([.X19:.X32])" office:value-type="float" office:value="11348.0833333333" calcext:value-type="float">
            <text:p>11348,0833333333</text:p>
          </table:table-cell>
          <table:table-cell table:style-name="ce37" table:formula="of:=SUM([.Y19:.Y32])" office:value-type="float" office:value="11348.0833333333" calcext:value-type="float">
            <text:p>11348,0833333333</text:p>
          </table:table-cell>
          <table:table-cell table:style-name="ce37" table:formula="of:=SUM([.Z19:.Z32])" office:value-type="float" office:value="16298.0833333333" calcext:value-type="float">
            <text:p>16298,0833333333</text:p>
          </table:table-cell>
          <table:table-cell table:style-name="ce37" table:formula="of:=SUM([.AA19:.AA32])" office:value-type="float" office:value="16298.0833333333" calcext:value-type="float">
            <text:p>16298,0833333333</text:p>
          </table:table-cell>
          <table:table-cell table:style-name="ce37" table:formula="of:=SUM([.AB19:.AB32])" office:value-type="float" office:value="16298.0833333333" calcext:value-type="float">
            <text:p>16298,0833333333</text:p>
          </table:table-cell>
          <table:table-cell table:style-name="ce37" table:formula="of:=SUM([.AC19:.AC32])" office:value-type="float" office:value="16298.0833333333" calcext:value-type="float">
            <text:p>16298,0833333333</text:p>
          </table:table-cell>
          <table:table-cell table:style-name="ce37" table:formula="of:=SUM([.AD19:.AD32])" office:value-type="float" office:value="16298.0833333333" calcext:value-type="float">
            <text:p>16298,0833333333</text:p>
          </table:table-cell>
          <table:table-cell table:style-name="ce37" table:formula="of:=SUM([.AE19:.AE32])" office:value-type="float" office:value="16298.0833333333" calcext:value-type="float">
            <text:p>16298,0833333333</text:p>
          </table:table-cell>
          <table:table-cell table:style-name="ce37" table:formula="of:=SUM([.AF19:.AF32])" office:value-type="float" office:value="16298.0833333333" calcext:value-type="float">
            <text:p>16298,0833333333</text:p>
          </table:table-cell>
          <table:table-cell table:style-name="ce37" table:formula="of:=SUM([.AG19:.AG32])" office:value-type="float" office:value="16298.0833333333" calcext:value-type="float">
            <text:p>16298,0833333333</text:p>
          </table:table-cell>
          <table:table-cell table:style-name="ce37" table:formula="of:=SUM([.AH19:.AH32])" office:value-type="float" office:value="16298.0833333333" calcext:value-type="float">
            <text:p>16298,0833333333</text:p>
          </table:table-cell>
          <table:table-cell table:style-name="ce37" table:formula="of:=SUM([.AI19:.AI32])" office:value-type="float" office:value="16298.0833333333" calcext:value-type="float">
            <text:p>16298,0833333333</text:p>
          </table:table-cell>
          <table:table-cell table:style-name="ce37" table:formula="of:=SUM([.AJ19:.AJ32])" office:value-type="float" office:value="16298.0833333333" calcext:value-type="float">
            <text:p>16298,0833333333</text:p>
          </table:table-cell>
          <table:table-cell table:style-name="ce37" table:formula="of:=SUM([.AK19:.AK32])" office:value-type="float" office:value="16298.0833333333" calcext:value-type="float">
            <text:p>16298,0833333333</text:p>
          </table:table-cell>
          <table:table-cell table:number-columns-repeated="987"/>
        </table:table-row>
        <table:table-row table:style-name="ro6">
          <table:table-cell table:style-name="ce25" office:value-type="string" calcext:value-type="string">
            <text:p>SOLDE DU MOIS </text:p>
          </table:table-cell>
          <table:table-cell table:style-name="ce35" table:formula="of:=[.B16]-[.B33]" office:value-type="float" office:value="142576" calcext:value-type="float">
            <text:p>142576</text:p>
          </table:table-cell>
          <table:table-cell table:style-name="ce35" table:formula="of:=[.C16]-[.C33]" office:value-type="float" office:value="-4424" calcext:value-type="float">
            <text:p>-4424</text:p>
          </table:table-cell>
          <table:table-cell table:style-name="ce35" table:formula="of:=[.D16]-[.D33]" office:value-type="float" office:value="-4424" calcext:value-type="float">
            <text:p>-4424</text:p>
          </table:table-cell>
          <table:table-cell table:style-name="ce35" table:formula="of:=[.E16]-[.E33]" office:value-type="float" office:value="-4424" calcext:value-type="float">
            <text:p>-4424</text:p>
          </table:table-cell>
          <table:table-cell table:style-name="ce35" table:formula="of:=[.F16]-[.F33]" office:value-type="float" office:value="-4424" calcext:value-type="float">
            <text:p>-4424</text:p>
          </table:table-cell>
          <table:table-cell table:style-name="ce35" table:formula="of:=[.G16]-[.G33]" office:value-type="float" office:value="-4424" calcext:value-type="float">
            <text:p>-4424</text:p>
          </table:table-cell>
          <table:table-cell table:style-name="ce35" table:formula="of:=[.H16]-[.H33]" office:value-type="float" office:value="-4424" calcext:value-type="float">
            <text:p>-4424</text:p>
          </table:table-cell>
          <table:table-cell table:style-name="ce35" table:formula="of:=[.I16]-[.I33]" office:value-type="float" office:value="-4424" calcext:value-type="float">
            <text:p>-4424</text:p>
          </table:table-cell>
          <table:table-cell table:style-name="ce35" table:formula="of:=[.J16]-[.J33]" office:value-type="float" office:value="-4424" calcext:value-type="float">
            <text:p>-4424</text:p>
          </table:table-cell>
          <table:table-cell table:style-name="ce35" table:formula="of:=[.K16]-[.K33]" office:value-type="float" office:value="-4424" calcext:value-type="float">
            <text:p>-4424</text:p>
          </table:table-cell>
          <table:table-cell table:style-name="ce35" table:formula="of:=[.L16]-[.L33]" office:value-type="float" office:value="-4424" calcext:value-type="float">
            <text:p>-4424</text:p>
          </table:table-cell>
          <table:table-cell table:style-name="ce35" table:formula="of:=[.M16]-[.M33]" office:value-type="float" office:value="-4424" calcext:value-type="float">
            <text:p>-4424</text:p>
          </table:table-cell>
          <table:table-cell table:style-name="ce35" table:formula="of:=[.N16]-[.N33]" office:value-type="float" office:value="2818.58333333333" calcext:value-type="float">
            <text:p>2818,5833333333</text:p>
          </table:table-cell>
          <table:table-cell table:style-name="ce35" table:formula="of:=[.O16]-[.O33]" office:value-type="float" office:value="2818.58333333333" calcext:value-type="float">
            <text:p>2818,5833333333</text:p>
          </table:table-cell>
          <table:table-cell table:style-name="ce35" table:formula="of:=[.P16]-[.P33]" office:value-type="float" office:value="2818.58333333333" calcext:value-type="float">
            <text:p>2818,5833333333</text:p>
          </table:table-cell>
          <table:table-cell table:style-name="ce35" table:formula="of:=[.Q16]-[.Q33]" office:value-type="float" office:value="2818.58333333333" calcext:value-type="float">
            <text:p>2818,5833333333</text:p>
          </table:table-cell>
          <table:table-cell table:style-name="ce35" table:formula="of:=[.R16]-[.R33]" office:value-type="float" office:value="2818.58333333333" calcext:value-type="float">
            <text:p>2818,5833333333</text:p>
          </table:table-cell>
          <table:table-cell table:style-name="ce35" table:formula="of:=[.S16]-[.S33]" office:value-type="float" office:value="2818.58333333333" calcext:value-type="float">
            <text:p>2818,5833333333</text:p>
          </table:table-cell>
          <table:table-cell table:style-name="ce35" table:formula="of:=[.T16]-[.T33]" office:value-type="float" office:value="2818.58333333333" calcext:value-type="float">
            <text:p>2818,5833333333</text:p>
          </table:table-cell>
          <table:table-cell table:style-name="ce35" table:formula="of:=[.U16]-[.U33]" office:value-type="float" office:value="2818.58333333333" calcext:value-type="float">
            <text:p>2818,5833333333</text:p>
          </table:table-cell>
          <table:table-cell table:style-name="ce35" table:formula="of:=[.V16]-[.V33]" office:value-type="float" office:value="2818.58333333333" calcext:value-type="float">
            <text:p>2818,5833333333</text:p>
          </table:table-cell>
          <table:table-cell table:style-name="ce35" table:formula="of:=[.W16]-[.W33]" office:value-type="float" office:value="2818.58333333333" calcext:value-type="float">
            <text:p>2818,5833333333</text:p>
          </table:table-cell>
          <table:table-cell table:style-name="ce35" table:formula="of:=[.X16]-[.X33]" office:value-type="float" office:value="2818.58333333333" calcext:value-type="float">
            <text:p>2818,5833333333</text:p>
          </table:table-cell>
          <table:table-cell table:style-name="ce35" table:formula="of:=[.Y16]-[.Y33]" office:value-type="float" office:value="2818.58333333333" calcext:value-type="float">
            <text:p>2818,5833333333</text:p>
          </table:table-cell>
          <table:table-cell table:style-name="ce35" table:formula="of:=[.Z16]-[.Z33]" office:value-type="float" office:value="12868.5833333333" calcext:value-type="float">
            <text:p>12868,5833333333</text:p>
          </table:table-cell>
          <table:table-cell table:style-name="ce35" table:formula="of:=[.AA16]-[.AA33]" office:value-type="float" office:value="12868.5833333333" calcext:value-type="float">
            <text:p>12868,5833333333</text:p>
          </table:table-cell>
          <table:table-cell table:style-name="ce35" table:formula="of:=[.AB16]-[.AB33]" office:value-type="float" office:value="12868.5833333333" calcext:value-type="float">
            <text:p>12868,5833333333</text:p>
          </table:table-cell>
          <table:table-cell table:style-name="ce35" table:formula="of:=[.AC16]-[.AC33]" office:value-type="float" office:value="12868.5833333333" calcext:value-type="float">
            <text:p>12868,5833333333</text:p>
          </table:table-cell>
          <table:table-cell table:style-name="ce35" table:formula="of:=[.AD16]-[.AD33]" office:value-type="float" office:value="12868.5833333333" calcext:value-type="float">
            <text:p>12868,5833333333</text:p>
          </table:table-cell>
          <table:table-cell table:style-name="ce35" table:formula="of:=[.AE16]-[.AE33]" office:value-type="float" office:value="12868.5833333333" calcext:value-type="float">
            <text:p>12868,5833333333</text:p>
          </table:table-cell>
          <table:table-cell table:style-name="ce35" table:formula="of:=[.AF16]-[.AF33]" office:value-type="float" office:value="12868.5833333333" calcext:value-type="float">
            <text:p>12868,5833333333</text:p>
          </table:table-cell>
          <table:table-cell table:style-name="ce35" table:formula="of:=[.AG16]-[.AG33]" office:value-type="float" office:value="12868.5833333333" calcext:value-type="float">
            <text:p>12868,5833333333</text:p>
          </table:table-cell>
          <table:table-cell table:style-name="ce35" table:formula="of:=[.AH16]-[.AH33]" office:value-type="float" office:value="12868.5833333333" calcext:value-type="float">
            <text:p>12868,5833333333</text:p>
          </table:table-cell>
          <table:table-cell table:style-name="ce35" table:formula="of:=[.AI16]-[.AI33]" office:value-type="float" office:value="12868.5833333333" calcext:value-type="float">
            <text:p>12868,5833333333</text:p>
          </table:table-cell>
          <table:table-cell table:style-name="ce35" table:formula="of:=[.AJ16]-[.AJ33]" office:value-type="float" office:value="12868.5833333333" calcext:value-type="float">
            <text:p>12868,5833333333</text:p>
          </table:table-cell>
          <table:table-cell table:style-name="ce35" table:formula="of:=[.AK16]-[.AK33]" office:value-type="float" office:value="12868.5833333333" calcext:value-type="float">
            <text:p>12868,5833333333</text:p>
          </table:table-cell>
          <table:table-cell table:number-columns-repeated="987"/>
        </table:table-row>
        <table:table-row table:style-name="ro6">
          <table:table-cell table:style-name="ce25" office:value-type="string" calcext:value-type="string">
            <text:p>SOLDE DE FIN DE MOIS </text:p>
          </table:table-cell>
          <table:table-cell table:style-name="ce35" table:formula="of:=[.B4]+[.B34]" office:value-type="float" office:value="142576" calcext:value-type="float">
            <text:p>142576</text:p>
          </table:table-cell>
          <table:table-cell table:style-name="ce35" table:formula="of:=[.C4]+[.C34]" office:value-type="float" office:value="138152" calcext:value-type="float">
            <text:p>138152</text:p>
          </table:table-cell>
          <table:table-cell table:style-name="ce35" table:formula="of:=[.D4]+[.D34]" office:value-type="float" office:value="133728" calcext:value-type="float">
            <text:p>133728</text:p>
          </table:table-cell>
          <table:table-cell table:style-name="ce35" table:formula="of:=[.E4]+[.E34]" office:value-type="float" office:value="129304" calcext:value-type="float">
            <text:p>129304</text:p>
          </table:table-cell>
          <table:table-cell table:style-name="ce35" table:formula="of:=[.F4]+[.F34]" office:value-type="float" office:value="124880" calcext:value-type="float">
            <text:p>124880</text:p>
          </table:table-cell>
          <table:table-cell table:style-name="ce35" table:formula="of:=[.G4]+[.G34]" office:value-type="float" office:value="120456" calcext:value-type="float">
            <text:p>120456</text:p>
          </table:table-cell>
          <table:table-cell table:style-name="ce35" table:formula="of:=[.H4]+[.H34]" office:value-type="float" office:value="116032" calcext:value-type="float">
            <text:p>116032</text:p>
          </table:table-cell>
          <table:table-cell table:style-name="ce35" table:formula="of:=[.I4]+[.I34]" office:value-type="float" office:value="111608" calcext:value-type="float">
            <text:p>111608</text:p>
          </table:table-cell>
          <table:table-cell table:style-name="ce35" table:formula="of:=[.J4]+[.J34]" office:value-type="float" office:value="107184" calcext:value-type="float">
            <text:p>107184</text:p>
          </table:table-cell>
          <table:table-cell table:style-name="ce35" table:formula="of:=[.K4]+[.K34]" office:value-type="float" office:value="102760" calcext:value-type="float">
            <text:p>102760</text:p>
          </table:table-cell>
          <table:table-cell table:style-name="ce35" table:formula="of:=[.L4]+[.L34]" office:value-type="float" office:value="98336" calcext:value-type="float">
            <text:p>98336</text:p>
          </table:table-cell>
          <table:table-cell table:style-name="ce35" table:formula="of:=[.M4]+[.M34]" office:value-type="float" office:value="93912" calcext:value-type="float">
            <text:p>93912</text:p>
          </table:table-cell>
          <table:table-cell table:style-name="ce35" table:formula="of:=[.N4]+[.N34]" office:value-type="float" office:value="96730.5833333333" calcext:value-type="float">
            <text:p>96730,5833333333</text:p>
          </table:table-cell>
          <table:table-cell table:style-name="ce35" table:formula="of:=[.O4]+[.O34]" office:value-type="float" office:value="99549.1666666667" calcext:value-type="float">
            <text:p>99549,1666666667</text:p>
          </table:table-cell>
          <table:table-cell table:style-name="ce35" table:formula="of:=[.P4]+[.P34]" office:value-type="float" office:value="102367.75" calcext:value-type="float">
            <text:p>102367,75</text:p>
          </table:table-cell>
          <table:table-cell table:style-name="ce35" table:formula="of:=[.Q4]+[.Q34]" office:value-type="float" office:value="105186.333333333" calcext:value-type="float">
            <text:p>105186,333333333</text:p>
          </table:table-cell>
          <table:table-cell table:style-name="ce35" table:formula="of:=[.R4]+[.R34]" office:value-type="float" office:value="108004.916666667" calcext:value-type="float">
            <text:p>108004,916666667</text:p>
          </table:table-cell>
          <table:table-cell table:style-name="ce35" table:formula="of:=[.S4]+[.S34]" office:value-type="float" office:value="110823.5" calcext:value-type="float">
            <text:p>110823,5</text:p>
          </table:table-cell>
          <table:table-cell table:style-name="ce35" table:formula="of:=[.T4]+[.T34]" office:value-type="float" office:value="113642.083333333" calcext:value-type="float">
            <text:p>113642,083333333</text:p>
          </table:table-cell>
          <table:table-cell table:style-name="ce35" table:formula="of:=[.U4]+[.U34]" office:value-type="float" office:value="116460.666666667" calcext:value-type="float">
            <text:p>116460,666666667</text:p>
          </table:table-cell>
          <table:table-cell table:style-name="ce35" table:formula="of:=[.V4]+[.V34]" office:value-type="float" office:value="119279.25" calcext:value-type="float">
            <text:p>119279,25</text:p>
          </table:table-cell>
          <table:table-cell table:style-name="ce35" table:formula="of:=[.W4]+[.W34]" office:value-type="float" office:value="122097.833333333" calcext:value-type="float">
            <text:p>122097,833333333</text:p>
          </table:table-cell>
          <table:table-cell table:style-name="ce35" table:formula="of:=[.X4]+[.X34]" office:value-type="float" office:value="124916.416666667" calcext:value-type="float">
            <text:p>124916,416666667</text:p>
          </table:table-cell>
          <table:table-cell table:style-name="ce35" table:formula="of:=[.Y4]+[.Y34]" office:value-type="float" office:value="127735" calcext:value-type="float">
            <text:p>127735</text:p>
          </table:table-cell>
          <table:table-cell table:style-name="ce35" table:formula="of:=[.Z4]+[.Z34]" office:value-type="float" office:value="140603.583333333" calcext:value-type="float">
            <text:p>140603,583333333</text:p>
          </table:table-cell>
          <table:table-cell table:style-name="ce35" table:formula="of:=[.AA4]+[.AA34]" office:value-type="float" office:value="153472.166666667" calcext:value-type="float">
            <text:p>153472,166666667</text:p>
          </table:table-cell>
          <table:table-cell table:style-name="ce35" table:formula="of:=[.AB4]+[.AB34]" office:value-type="float" office:value="166340.75" calcext:value-type="float">
            <text:p>166340,75</text:p>
          </table:table-cell>
          <table:table-cell table:style-name="ce35" table:formula="of:=[.AC4]+[.AC34]" office:value-type="float" office:value="179209.333333333" calcext:value-type="float">
            <text:p>179209,333333333</text:p>
          </table:table-cell>
          <table:table-cell table:style-name="ce35" table:formula="of:=[.AD4]+[.AD34]" office:value-type="float" office:value="192077.916666667" calcext:value-type="float">
            <text:p>192077,916666667</text:p>
          </table:table-cell>
          <table:table-cell table:style-name="ce35" table:formula="of:=[.AE4]+[.AE34]" office:value-type="float" office:value="204946.5" calcext:value-type="float">
            <text:p>204946,5</text:p>
          </table:table-cell>
          <table:table-cell table:style-name="ce35" table:formula="of:=[.AF4]+[.AF34]" office:value-type="float" office:value="217815.083333333" calcext:value-type="float">
            <text:p>217815,083333333</text:p>
          </table:table-cell>
          <table:table-cell table:style-name="ce35" table:formula="of:=[.AG4]+[.AG34]" office:value-type="float" office:value="230683.666666667" calcext:value-type="float">
            <text:p>230683,666666667</text:p>
          </table:table-cell>
          <table:table-cell table:style-name="ce35" table:formula="of:=[.AH4]+[.AH34]" office:value-type="float" office:value="243552.25" calcext:value-type="float">
            <text:p>243552,25</text:p>
          </table:table-cell>
          <table:table-cell table:style-name="ce35" table:formula="of:=[.AI4]+[.AI34]" office:value-type="float" office:value="256420.833333333" calcext:value-type="float">
            <text:p>256420,833333333</text:p>
          </table:table-cell>
          <table:table-cell table:style-name="ce35" table:formula="of:=[.AJ4]+[.AJ34]" office:value-type="float" office:value="269289.416666667" calcext:value-type="float">
            <text:p>269289,416666667</text:p>
          </table:table-cell>
          <table:table-cell table:style-name="ce35" table:formula="of:=[.AK4]+[.AK34]" office:value-type="float" office:value="282158" calcext:value-type="float">
            <text:p>282158</text:p>
          </table:table-cell>
          <table:table-cell table:number-columns-repeated="987"/>
        </table:table-row>
        <table:table-row table:style-name="ro7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F" table:style-name="ta3">
        <office:forms form:automatic-focus="false" form:apply-design-mode="false"/>
        <table:table-column table:style-name="co12" table:default-cell-style-name="ce48"/>
        <table:table-column table:style-name="co6" table:default-cell-style-name="ce48"/>
        <table:table-column table:style-name="co13" table:default-cell-style-name="ce33"/>
        <table:table-column table:style-name="co6" table:number-columns-repeated="254" table:default-cell-style-name="ce33"/>
        <table:table-column table:style-name="co6" table:number-columns-repeated="767" table:default-cell-style-name="Default"/>
        <table:table-row table:style-name="ro8">
          <table:table-cell table:style-name="ce40" office:value-type="string" calcext:value-type="string" table:number-columns-spanned="2" table:number-rows-spanned="1">
            <text:p>E-jam</text:p>
          </table:table-cell>
          <table:covered-table-cell table:style-name="ce40"/>
          <table:table-cell table:number-columns-repeated="1022"/>
        </table:table-row>
        <table:table-row table:style-name="ro9">
          <table:table-cell table:style-name="ce41" office:value-type="string" calcext:value-type="string">
            <text:p>BESOINS (durables)</text:p>
          </table:table-cell>
          <table:table-cell table:style-name="ce35"/>
          <table:table-cell table:number-columns-repeated="1022"/>
        </table:table-row>
        <table:table-row table:style-name="ro7">
          <table:table-cell table:style-name="ce42" office:value-type="string" calcext:value-type="string">
            <text:p>Frais d'établissement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Immobilisations (Investissements) 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chat d'un fonds de commerce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Immeubles (terrains, locaux,…)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ménagements, travaux, installations,…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Matériel (machines,…)  " calcext:value-type="string">
            <text:p><text:s text:c="6"/>Matériel (machines,…)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Matériel de bureau  " calcext:value-type="string">
            <text:p><text:s text:c="6"/>Matériel de bureau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Véhicules  " calcext:value-type="string">
            <text:p><text:s text:c="6"/>Véhicules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utres……..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4" office:value-type="string" calcext:value-type="string">
            <text:p>Besoin en fonds de roulement (BFR)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5" office:value-type="string" calcext:value-type="string">
            <text:p><text:s text:c="6"/>Constitution (1e année)</text:p>
          </table:table-cell>
          <table:table-cell table:style-name="ce49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5" office:value-type="string" calcext:value-type="string">
            <text:p><text:s text:c="6"/>Accroissement (ou diminution -) - années suivantes</text:p>
          </table:table-cell>
          <table:table-cell table:style-name="ce49" office:value-type="float" office:value="-68000" calcext:value-type="float">
            <text:p>-68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ccroissement (ou diminution -) - années suivantes</text:p>
          </table:table-cell>
          <table:table-cell table:style-name="ce49" office:value-type="float" office:value="-19000" calcext:value-type="float">
            <text:p>-19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Perte</text:p>
          </table:table-cell>
          <table:table-cell table:style-name="ce49" table:formula="of:=[.B14]+[.B15]+[.B16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Amortissement d'emprunts à moyen ou long terme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Dividendes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10">
          <table:table-cell table:style-name="ce46" office:value-type="string" calcext:value-type="string">
            <text:p>TOTAL DES BESOINS</text:p>
          </table:table-cell>
          <table:table-cell table:style-name="ce50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41" office:value-type="string" calcext:value-type="string">
            <text:p>RESSOURCES (durables)</text:p>
          </table:table-cell>
          <table:table-cell table:style-name="ce51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Capitaux propres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Capital (répartition)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Comptes courants d'associés</text:p>
          </table:table-cell>
          <table:table-cell table:style-name="ce49" office:value-type="float" office:value="40000" calcext:value-type="float">
            <text:p>40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utofinancement net (capacité d'autofinancement)</text:p>
          </table:table-cell>
          <table:table-cell table:style-name="ce49" office:value-type="float" office:value="25000" calcext:value-type="float">
            <text:p>25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ides et subventions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6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Capitaux empruntés (emprunts à moyen et long terme)</text:p>
          </table:table-cell>
          <table:table-cell table:style-name="ce49" office:value-type="float" office:value="22000" calcext:value-type="float">
            <text:p>2200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4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11">
          <table:table-cell table:style-name="ce47" office:value-type="string" calcext:value-type="string">
            <text:p>TOTAL DES RESSOURCES</text:p>
          </table:table-cell>
          <table:table-cell table:style-name="ce52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12">
          <table:table-cell table:style-name="ce30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41" office:value-type="string" calcext:value-type="string">
            <text:p>ECART <text:span text:style-name="T2">= Total Ressources - Total Besoins</text:span></text:p>
          </table:table-cell>
          <table:table-cell table:style-name="ce51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prunt" table:style-name="ta4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7" table:number-columns-repeated="1019" table:default-cell-style-name="Default"/>
        <table:table-row table:style-name="ro13">
          <table:table-cell table:number-columns-repeated="1024"/>
        </table:table-row>
        <table:table-row table:style-name="ro14">
          <table:table-cell table:style-name="ce53" office:value-type="string" calcext:value-type="string">
            <text:p>Table des données</text:p>
          </table:table-cell>
          <table:table-cell table:number-columns-repeated="1023"/>
        </table:table-row>
        <table:table-row table:style-name="ro13">
          <table:table-cell table:style-name="ce54" office:value-type="string" calcext:value-type="string">
            <text:p>Capital emprunté</text:p>
          </table:table-cell>
          <table:table-cell table:style-name="ce61"/>
          <table:table-cell table:style-name="ce65" office:value-type="float" office:value="22000" calcext:value-type="float">
            <text:p>22 000 <text:s text:c="3"/></text:p>
          </table:table-cell>
          <table:table-cell table:style-name="ce71" office:value-type="string" calcext:value-type="string">
            <text:p>€</text:p>
          </table:table-cell>
          <table:table-cell table:number-columns-repeated="1020"/>
        </table:table-row>
        <table:table-row table:style-name="ro13">
          <table:table-cell table:style-name="ce55" office:value-type="string" calcext:value-type="string">
            <text:p>Taux d'intérêt annuel</text:p>
          </table:table-cell>
          <table:table-cell table:style-name="ce62"/>
          <table:table-cell table:style-name="ce66" office:value-type="percentage" office:value="0.01" calcext:value-type="percentage">
            <text:p>1%</text:p>
          </table:table-cell>
          <table:table-cell table:style-name="ce72"/>
          <table:table-cell table:number-columns-repeated="1020"/>
        </table:table-row>
        <table:table-row table:style-name="ro13">
          <table:table-cell table:style-name="ce54" office:value-type="string" calcext:value-type="string">
            <text:p>durée de l'emprunt</text:p>
          </table:table-cell>
          <table:table-cell table:style-name="ce61"/>
          <table:table-cell table:style-name="ce67" office:value-type="float" office:value="5" calcext:value-type="float">
            <text:p>5</text:p>
          </table:table-cell>
          <table:table-cell table:style-name="ce71" office:value-type="string" calcext:value-type="string">
            <text:p>ans</text:p>
          </table:table-cell>
          <table:table-cell table:number-columns-repeated="1020"/>
        </table:table-row>
        <table:table-row table:style-name="ro13">
          <table:table-cell table:style-name="ce56" office:value-type="string" calcext:value-type="string">
            <text:p>annuité constante</text:p>
          </table:table-cell>
          <table:table-cell table:style-name="ce63"/>
          <table:table-cell table:style-name="ce68" table:formula="of:=PMT([.C4];[.C5];-[.C3])" office:value-type="float" office:value="4532.87559154936" calcext:value-type="float">
            <text:p>4 532,88 €</text:p>
          </table:table-cell>
          <table:table-cell table:style-name="ce63"/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4">
          <table:table-cell table:style-name="ce53" office:value-type="string" calcext:value-type="string">
            <text:p>Tableau d'amortissement de l'emprunt remboursable par annuité constante</text:p>
          </table:table-cell>
          <table:table-cell table:number-columns-repeated="1023"/>
        </table:table-row>
        <table:table-row table:style-name="ro15">
          <table:table-cell table:style-name="ce57" office:value-type="string" calcext:value-type="string">
            <text:p>Capital restant dû début période</text:p>
          </table:table-cell>
          <table:table-cell table:style-name="ce64" office:value-type="string" calcext:value-type="string">
            <text:p>Période</text:p>
          </table:table-cell>
          <table:table-cell table:style-name="ce64" office:value-type="string" calcext:value-type="string">
            <text:p>annuité</text:p>
          </table:table-cell>
          <table:table-cell table:style-name="ce64" office:value-type="string" calcext:value-type="string">
            <text:p>intérêt</text:p>
          </table:table-cell>
          <table:table-cell table:style-name="ce64" office:value-type="string" calcext:value-type="string">
            <text:p>amortissement</text:p>
          </table:table-cell>
          <table:table-cell table:number-columns-repeated="1019"/>
        </table:table-row>
        <table:table-row table:style-name="ro13">
          <table:table-cell table:style-name="ce58" table:formula="of:=[.$C$3]" office:value-type="float" office:value="22000" calcext:value-type="float">
            <text:p>22 000,00 €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0]*[.$C$4]" office:value-type="float" office:value="220" calcext:value-type="float">
            <text:p>220 <text:s text:c="3"/></text:p>
          </table:table-cell>
          <table:table-cell table:style-name="ce69" table:formula="of:=[.C10]-[.D10]" office:value-type="float" office:value="4312.87559154936" calcext:value-type="float">
            <text:p>4 312,88 €</text:p>
          </table:table-cell>
          <table:table-cell table:number-columns-repeated="1019"/>
        </table:table-row>
        <table:table-row table:style-name="ro13">
          <table:table-cell table:style-name="ce58" table:formula="of:=[.A10]-[.E10]" office:value-type="float" office:value="17687.1244084506" calcext:value-type="float">
            <text:p>17 687,12 €</text:p>
          </table:table-cell>
          <table:table-cell table:style-name="ce59" office:value-type="float" office:value="2" calcext:value-type="float">
            <text:p>2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1]*[.$C$4]" office:value-type="float" office:value="176.871244084506" calcext:value-type="float">
            <text:p>177 <text:s text:c="3"/></text:p>
          </table:table-cell>
          <table:table-cell table:style-name="ce69" table:formula="of:=[.C11]-[.D11]" office:value-type="float" office:value="4356.00434746485" calcext:value-type="float">
            <text:p>4 356,00 €</text:p>
          </table:table-cell>
          <table:table-cell table:number-columns-repeated="1019"/>
        </table:table-row>
        <table:table-row table:style-name="ro13">
          <table:table-cell table:style-name="ce58" table:formula="of:=[.A11]-[.E11]" office:value-type="float" office:value="13331.1200609858" calcext:value-type="float">
            <text:p>13 331,12 €</text:p>
          </table:table-cell>
          <table:table-cell table:style-name="ce59" office:value-type="float" office:value="3" calcext:value-type="float">
            <text:p>3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2]*[.$C$4]" office:value-type="float" office:value="133.311200609858" calcext:value-type="float">
            <text:p>133 <text:s text:c="3"/></text:p>
          </table:table-cell>
          <table:table-cell table:style-name="ce69" table:formula="of:=[.C12]-[.D12]" office:value-type="float" office:value="4399.5643909395" calcext:value-type="float">
            <text:p>4 399,56 €</text:p>
          </table:table-cell>
          <table:table-cell table:number-columns-repeated="1019"/>
        </table:table-row>
        <table:table-row table:style-name="ro13">
          <table:table-cell table:style-name="ce58" table:formula="of:=[.A12]-[.E12]" office:value-type="float" office:value="8931.55567004629" calcext:value-type="float">
            <text:p>8 931,56 €</text:p>
          </table:table-cell>
          <table:table-cell table:style-name="ce59" office:value-type="float" office:value="4" calcext:value-type="float">
            <text:p>4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3]*[.$C$4]" office:value-type="float" office:value="89.3155567004629" calcext:value-type="float">
            <text:p>89 <text:s text:c="3"/></text:p>
          </table:table-cell>
          <table:table-cell table:style-name="ce69" table:formula="of:=[.C13]-[.D13]" office:value-type="float" office:value="4443.5600348489" calcext:value-type="float">
            <text:p>4 443,56 €</text:p>
          </table:table-cell>
          <table:table-cell table:number-columns-repeated="1019"/>
        </table:table-row>
        <table:table-row table:style-name="ro13">
          <table:table-cell table:style-name="ce58" table:formula="of:=[.A13]-[.E13]" office:value-type="float" office:value="4487.99563519739" calcext:value-type="float">
            <text:p>4 488,00 €</text:p>
          </table:table-cell>
          <table:table-cell table:style-name="ce59" office:value-type="float" office:value="5" calcext:value-type="float">
            <text:p>5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4]*[.$C$4]" office:value-type="float" office:value="44.8799563519739" calcext:value-type="float">
            <text:p>45 <text:s text:c="3"/></text:p>
          </table:table-cell>
          <table:table-cell table:style-name="ce69" table:formula="of:=[.C14]-[.D14]" office:value-type="float" office:value="4487.99563519739" calcext:value-type="float">
            <text:p>4 488,00 €</text:p>
          </table:table-cell>
          <table:table-cell table:number-columns-repeated="1019"/>
        </table:table-row>
        <table:table-row table:style-name="ro13">
          <table:table-cell table:style-name="ce58" table:formula="of:=[.A14]-[.E14]" office:value-type="float" office:value="0" calcext:value-type="float">
            <text:p>0,00 €</text:p>
          </table:table-cell>
          <table:table-cell table:style-name="ce59" office:value-type="float" office:value="6" calcext:value-type="float">
            <text:p>6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5]*[.$C$4]" office:value-type="float" office:value="0" calcext:value-type="float">
            <text:p>- <text:s text:c="3"/></text:p>
          </table:table-cell>
          <table:table-cell table:style-name="ce69" table:formula="of:=[.C15]-[.D15]" office:value-type="float" office:value="4532.87559154936" calcext:value-type="float">
            <text:p>4 532,88 €</text:p>
          </table:table-cell>
          <table:table-cell table:number-columns-repeated="1019"/>
        </table:table-row>
        <table:table-row table:style-name="ro13">
          <table:table-cell table:style-name="ce58" table:formula="of:=[.A15]-[.E15]" office:value-type="float" office:value="-4532.87559154936" calcext:value-type="float">
            <text:p>-4 532,88 €</text:p>
          </table:table-cell>
          <table:table-cell table:style-name="ce59" office:value-type="float" office:value="7" calcext:value-type="float">
            <text:p>7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6]*[.$C$4]" office:value-type="float" office:value="-45.3287559154936" calcext:value-type="float">
            <text:p>45 <text:s text:c="3"/></text:p>
          </table:table-cell>
          <table:table-cell table:style-name="ce69" table:formula="of:=[.C16]-[.D16]" office:value-type="float" office:value="4578.20434746485" calcext:value-type="float">
            <text:p>4 578,20 €</text:p>
          </table:table-cell>
          <table:table-cell table:number-columns-repeated="1019"/>
        </table:table-row>
        <table:table-row table:style-name="ro13">
          <table:table-cell table:style-name="ce58" table:formula="of:=[.A16]-[.E16]" office:value-type="float" office:value="-9111.07993901421" calcext:value-type="float">
            <text:p>-9 111,08 €</text:p>
          </table:table-cell>
          <table:table-cell table:style-name="ce59" office:value-type="float" office:value="8" calcext:value-type="float">
            <text:p>8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7]*[.$C$4]" office:value-type="float" office:value="-91.1107993901421" calcext:value-type="float">
            <text:p>91 <text:s text:c="3"/></text:p>
          </table:table-cell>
          <table:table-cell table:style-name="ce69" table:formula="of:=[.C17]-[.D17]" office:value-type="float" office:value="4623.9863909395" calcext:value-type="float">
            <text:p>4 623,99 €</text:p>
          </table:table-cell>
          <table:table-cell table:number-columns-repeated="1019"/>
        </table:table-row>
        <table:table-row table:style-name="ro13">
          <table:table-cell table:style-name="ce59" table:number-columns-repeated="5"/>
          <table:table-cell table:number-columns-repeated="1019"/>
        </table:table-row>
        <table:table-row table:style-name="ro13">
          <table:table-cell table:style-name="ce60" office:value-type="string" calcext:value-type="string" table:number-columns-spanned="2" table:number-rows-spanned="1">
            <text:p>Totaux pour contrôle</text:p>
          </table:table-cell>
          <table:covered-table-cell table:style-name="ce60"/>
          <table:table-cell table:style-name="ce70" table:formula="of:=SUM([.C10:.C18])" office:value-type="float" office:value="36263.0047323949" calcext:value-type="float">
            <text:p>36 263 <text:s text:c="3"/></text:p>
          </table:table-cell>
          <table:table-cell table:style-name="ce70" table:formula="of:=SUM([.D10:.D18])" office:value-type="float" office:value="527.938402441165" calcext:value-type="float">
            <text:p>528 <text:s text:c="3"/></text:p>
          </table:table-cell>
          <table:table-cell table:style-name="ce70" table:formula="of:=SUM([.E10:.E18])" office:value-type="float" office:value="35735.0663299537" calcext:value-type="float">
            <text:p>35 735 <text:s text:c="3"/></text:p>
          </table:table-cell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>
            <draw:custom-shape table:end-cell-address="Emprunt.F26" table:end-x="1.406cm" table:end-y="0.159cm" draw:z-index="0" draw:name="Carré corné 1" draw:style-name="gr1" draw:text-style-name="P2" svg:width="11.562cm" svg:height="2.171cm" svg:x="0.605cm" svg:y="0.106cm">
              <text:p text:style-name="P1"><text:span text:style-name="T1">Modifiez les cellules grisées et éventuellement ajustez la structure du tableau d'amortissement et mettez à jour les formules .</text:span></text:p>
              <text:p text:style-name="P1"><text:span text:style-name="T1">Les chiffres sont donnés à titre d'exemple</text:span></text:p>
              <text:p text:style-name="P1"><text:span text:style-name="T1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13" table:number-rows-repeated="104855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mortissements" table:style-name="ta5">
        <office:forms form:automatic-focus="false" form:apply-design-mode="false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number-columns-repeated="3" table:default-cell-style-name="ce81"/>
        <table:table-column table:style-name="co25" table:default-cell-style-name="ce33"/>
        <table:table-column table:style-name="co6" table:number-columns-repeated="248" table:default-cell-style-name="ce33"/>
        <table:table-column table:style-name="co6" table:number-columns-repeated="767" table:default-cell-style-name="Default"/>
        <table:table-row table:style-name="ro9">
          <table:table-cell table:style-name="ce22" office:value-type="string" calcext:value-type="string" table:number-columns-spanned="8" table:number-rows-spanned="1">
            <text:p>ENTREPRISE</text:p>
          </table:table-cell>
          <table:covered-table-cell table:number-columns-repeated="7" table:style-name="ce34"/>
          <table:table-cell table:style-name="ce84" table:number-columns-repeated="7"/>
          <table:table-cell table:number-columns-repeated="1009"/>
        </table:table-row>
        <table:table-row table:style-name="ro16">
          <table:table-cell table:number-columns-repeated="1024"/>
        </table:table-row>
        <table:table-row table:style-name="ro17">
          <table:table-cell table:style-name="ce73" office:value-type="string" calcext:value-type="string">
            <text:p>Désignation des immobilisations</text:p>
          </table:table-cell>
          <table:table-cell table:style-name="ce75" office:value-type="string" calcext:value-type="string">
            <text:p>Date d'achat</text:p>
          </table:table-cell>
          <table:table-cell table:style-name="ce77" office:value-type="string" calcext:value-type="string">
            <text:p>Valeur H.T.</text:p>
          </table:table-cell>
          <table:table-cell table:style-name="ce75" office:value-type="string" calcext:value-type="string">
            <text:p>Type </text:p>
          </table:table-cell>
          <table:table-cell table:style-name="ce77" office:value-type="string" calcext:value-type="string">
            <text:p>Durée</text:p>
          </table:table-cell>
          <table:table-cell table:style-name="ce82" office:value-type="string" calcext:value-type="string">
            <text:p>Dotation an 1 </text:p>
          </table:table-cell>
          <table:table-cell table:style-name="ce82" office:value-type="string" calcext:value-type="string">
            <text:p>Dotation an 2</text:p>
          </table:table-cell>
          <table:table-cell table:style-name="ce82" office:value-type="string" calcext:value-type="string">
            <text:p>Dotation an 3</text:p>
          </table:table-cell>
          <table:table-cell table:style-name="ce39"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000" calcext:value-type="float">
            <text:p>1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3000" calcext:value-type="float">
            <text:p>3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6000" calcext:value-type="float">
            <text:p>6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6" calcext:value-type="float">
            <text:p>6 ans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6" calcext:value-type="float">
            <text:p>6 ans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74" office:value-type="string" calcext:value-type="string">
            <text:p>TOTAL</text:p>
          </table:table-cell>
          <table:table-cell table:style-name="ce76"/>
          <table:table-cell table:style-name="ce78" table:formula="of:=SUM([.C4:.C18])" office:value-type="float" office:value="10012" calcext:value-type="float">
            <text:p>10 012,00 €</text:p>
          </table:table-cell>
          <table:table-cell table:style-name="ce76" table:number-columns-repeated="2"/>
          <table:table-cell table:style-name="ce83" table:formula="of:=+SUM([.F4:.F18])" office:value-type="string" office:string-value="" calcext:value-type="error">
            <text:p>#NAME?</text:p>
          </table:table-cell>
          <table:table-cell table:style-name="ce83" table:formula="of:=+SUM([.G4:.G18])" office:value-type="string" office:string-value="" calcext:value-type="error">
            <text:p>#NAME?</text:p>
          </table:table-cell>
          <table:table-cell table:style-name="ce83" table:formula="of:=+SUM([.H4:.H18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79" office:value-type="string" calcext:value-type="string">
            <text:p>somme peu utile ici</text:p>
          </table:table-cell>
          <table:table-cell table:number-columns-repeated="4"/>
          <table:table-cell>
            <draw:custom-shape table:end-cell-address="amortissements.I27" table:end-x="0.341cm" table:end-y="0.108cm" draw:z-index="1" draw:name="Accolade fermante 10" draw:style-name="gr2" draw:text-style-name="P3" svg:width="13.712cm" svg:height="3.23cm" draw:transform="rotate (-1.5707963267949) translate (-11.909cm 0.027cm)">
              <text:p/>
              <draw:enhanced-geometry svg:viewBox="0 0 21600 21600" draw:glue-points="0 0 0 21600 21600 10800" draw:text-areas="0 ?f9 7800 ?f10" draw:type="right-brace" draw:modifiers="422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5"/>
          <table:table-cell table:style-name="ce33" office:value-type="string" calcext:value-type="string">
            <text:p>valeur d'origine divisée par la durée de vie</text:p>
          </table:table-cell>
          <table:table-cell table:number-columns-repeated="1018"/>
        </table:table-row>
        <table:table-row table:style-name="ro7">
          <table:table-cell>
            <draw:custom-shape table:end-cell-address="amortissements.D28" table:end-x="0.884cm" table:end-y="0.132cm" draw:z-index="0" draw:name="Carré corné 1" draw:style-name="gr3" draw:text-style-name="P2" svg:width="11.088cm" svg:height="2.161cm" svg:x="0.506cm" svg:y="0.222cm">
              <text:p text:style-name="P1"><text:span text:style-name="T1">Modifiez les cellules grisées et éventuellement ajustez la structure du tableau d'amortissement et mettez à jour les formules .</text:span></text:p>
              <text:p text:style-name="P1"><text:span text:style-name="T1">Les chiffres sont donnés à titre d'exemple</text:span></text:p>
              <text:p text:style-name="P1"><text:span text:style-name="T1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SHARED_FORMULA_0_11_0_11_3" table:base-cell-address="$Emprunt.$A$12" table:expression="[.A11]-[.E11]"/>
        <table:named-range table:name="SHARED_FORMULA_2_10_2_10_3" table:base-cell-address="$Emprunt.$C$11" table:cell-range-address=".$C$6"/>
        <table:named-expression table:name="SHARED_FORMULA_3_10_3_10_3" table:base-cell-address="$Emprunt.$D$11" table:expression="[.A11]*[.$C$4]"/>
        <table:named-expression table:name="SHARED_FORMULA_4_10_4_10_3" table:base-cell-address="$Emprunt.$E$11" table:expression="[.C11]-[.D11]"/>
        <table:named-expression table:name="SHARED_FORMULA_5_4_5_4_4" table:base-cell-address="$amortissements.$F$5" table:expression="arrondi.au.multiple([.$C5]/[.$E5];1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8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0" number:min-integer-digits="1" number:grouping="true"/>
      <number:text> €</number:text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€</number:text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F</number:text>
    </number:number-style>
    <number:number-style style:name="N131">
      <number:text>-</number:text>
      <number:number number:decimal-places="0" number:min-integer-digits="1" number:grouping="true"/>
      <number:text> F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F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2P0"/>
    </number:number-style>
    <number:number-style style:name="N134P0" style:volatile="true">
      <number:number number:decimal-places="2" number:min-integer-digits="1" number:grouping="true"/>
      <number:text> F</number:text>
    </number:number-style>
    <number:number-style style:name="N134">
      <number:text>-</number:text>
      <number:number number:decimal-places="2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5P0"/>
    </number:number-style>
    <number:number-style style:name="N138P0" style:volatile="true">
      <loext:fill-character> </loext:fill-character>
      <number:number number:decimal-places="0" number:min-integer-digits="1" number:grouping="true"/>
      <number:text> F </number:text>
    </number:number-style>
    <number:number-style style:name="N138P1" style:volatile="true">
      <loext:fill-character> </loext:fill-character>
      <number:number number:decimal-places="0" number:min-integer-digits="1" number:grouping="true"/>
      <number:text> F </number:text>
    </number:number-style>
    <number:number-style style:name="N138P2" style:volatile="true">
      <loext:fill-character> </loext:fill-character>
      <number:text>-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loext:fill-character> </loext:fill-character>
      <number:number number:decimal-places="2" number:min-integer-digits="1" number:grouping="true"/>
      <number:text> F </number:text>
    </number:number-style>
    <number:number-style style:name="N141P1" style:volatile="true">
      <loext:fill-character> </loext:fill-character>
      <number:number number:decimal-places="2" number:min-integer-digits="1" number:grouping="true"/>
      <number:text> F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F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43P1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0" number:min-integer-digits="1"/>
      <number:text> ans</number:text>
    </number:number-style>
    <number:number-style style:name="N146">
      <number:number number:decimal-places="1" number:min-integer-digits="1" number:grouping="true"/>
      <number:text> €</number:text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fo:font-size="9pt" style:font-name-asian="Arial Unicode MS" style:font-family-asian="'Arial Unicode MS'" style:font-family-generic-asian="system" style:font-pitch-asian="variable" style:font-size-asian="9pt" style:font-name-complex="Arial1" style:font-family-complex="Ari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iers_20_2" style:display-name="Milliers 2" style:family="table-cell" style:parent-style-name="Default" style:data-style-name="N108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08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writing-mode="lr-tb"/>
      <style:header-style>
        <style:header-footer-properties fo:min-height="0.75cm" fo:margin-left="1.401cm" fo:margin-right="1.401cm" fo:margin-bottom="0.882cm"/>
      </style:header-style>
      <style:footer-style>
        <style:header-footer-properties fo:min-height="0.75cm" fo:margin-left="1.401cm" fo:margin-right="1.401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scale-to="90%" style:writing-mode="lr-tb"/>
      <style:header-style>
        <style:header-footer-properties fo:min-height="0.75cm" fo:margin-left="1.401cm" fo:margin-right="1.401cm" fo:margin-bottom="0.182cm"/>
      </style:header-style>
      <style:footer-style>
        <style:header-footer-properties fo:min-height="0.75cm" fo:margin-left="1.401cm" fo:margin-right="1.401cm" fo:margin-top="0.118cm"/>
      </style:footer-style>
    </style:page-layout>
    <style:page-layout style:name="Mpm5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writing-mode="lr-tb"/>
      <style:header-style>
        <style:header-footer-properties fo:min-height="0.75cm" fo:margin-left="1.401cm" fo:margin-right="1.401cm" fo:margin-bottom="0.383cm"/>
      </style:header-style>
      <style:footer-style>
        <style:header-footer-properties fo:min-height="0.75cm" fo:margin-left="1.401cm" fo:margin-right="1.401cm" fo:margin-top="0.418cm"/>
      </style:footer-style>
    </style:page-layout>
    <style:page-layout style:name="Mpm6">
      <style:page-layout-properties style:num-format="1" style:print-orientation="portrait" fo:margin-top="0.801cm" fo:margin-bottom="0.80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.383cm"/>
      </style:header-style>
      <style:footer-style>
        <style:header-footer-properties fo:min-height="0.75cm" fo:margin-left="0.9cm" fo:margin-right="0.9cm" fo:margin-top="0.383cm"/>
      </style:footer-style>
    </style:page-layout>
    <style:page-layout style:name="Mpm7">
      <style:page-layout-properties fo:page-width="29.7cm" fo:page-height="21.001cm" style:num-format="1" style:print-orientation="landscape" fo:margin-top="0.801cm" fo:margin-bottom="0.80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.383cm"/>
      </style:header-style>
      <style:footer-style>
        <style:header-footer-properties fo:min-height="0.75cm" fo:margin-left="0.9cm" fo:margin-right="0.9cm" fo:margin-top="0.418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4:14:02.045296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_20_SIG" style:display-name="PageStyle_CR SIG" style:page-layout-name="Mpm3">
      <style:header>
        <style:region-left>
          <text:p><text:span text:style-name="MT1">Comptes de résultat prévisionnels</text:span></text:p>
        </style:region-left>
      </style:header>
      <style:header-left style:display="false">
        <style:region-left>
          <text:p><text:span text:style-name="MT1">Comptes de résultat prévisionnel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Trésorerie" style:display-name="PageStyle_Trésorerie" style:page-layout-name="Mpm4">
      <style:header>
        <style:region-left>
          <text:p><text:span text:style-name="MT1">Tableau de trésorerie - 1e année</text:span></text:p>
        </style:region-left>
      </style:header>
      <style:header-left style:display="false">
        <style:region-left>
          <text:p><text:span text:style-name="MT1">Tableau de trésorerie - 1e année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PF" style:display-name="PageStyle_PF" style:page-layout-name="Mpm5">
      <style:header>
        <style:region-left>
          <text:p><text:span text:style-name="MT1">Plan de financement à 3 ans</text:span></text:p>
        </style:region-left>
      </style:header>
      <style:header-left style:display="false">
        <style:region-left>
          <text:p><text:span text:style-name="MT1">Plan de financement à 3 an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Emprunt" style:display-name="PageStyle_Emprunt" style:page-layout-name="Mpm6">
      <style:header>
        <style:region-left>
          <text:p><text:span text:style-name="MT1">Tableau de remboursement d'emprunt</text:span></text:p>
        </style:region-left>
      </style:header>
      <style:header-left style:display="false">
        <style:region-left>
          <text:p><text:span text:style-name="MT1">Tableau de remboursement d'emprunt</text:span></text:p>
        </style:region-left>
      </style:header-left>
      <style:footer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-left>
    </style:master-page>
    <style:master-page style:name="PageStyle_5f_amortissements" style:display-name="PageStyle_amortissements" style:page-layout-name="Mpm7">
      <style:header>
        <style:region-left>
          <text:p><text:span text:style-name="MT1">Amortissements des immobilisations</text:span></text:p>
        </style:region-left>
      </style:header>
      <style:header-left style:display="false">
        <style:region-left>
          <text:p><text:span text:style-name="MT1">Amortissements des immobilisations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ALENI</meta:initial-creator>
    <meta:creation-date>1999-06-18T15:37:58</meta:creation-date>
    <dc:date>2016-04-22T15:27:26.961376470</dc:date>
    <meta:print-date>2012-01-14T10:42:26</meta:print-date>
    <meta:generator>LibreOffice/4.3.3.2$Linux_X86_64 LibreOffice_project/430m0$Build-2</meta:generator>
    <meta:editing-duration>PT23M36S</meta:editing-duration>
    <meta:editing-cycles>10</meta:editing-cycles>
    <meta:document-statistic meta:table-count="5" meta:cell-count="767" meta:object-count="3"/>
  </office:meta>
</office:document-meta>
</file>